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NormAndT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2">
          <table:table-cell office:value-type="string">
            <text:p>alpha</text:p>
          </table:table-cell>
          <table:table-cell office:value-type="string">
            <text:p>stdev</text:p>
          </table:table-cell>
          <table:table-cell office:value-type="string">
            <text:p>size</text:p>
          </table:table-cell>
          <table:table-cell office:value-type="string">
            <text:p>confidenceT</text:p>
          </table:table-cell>
          <table:table-cell office:value-type="string">
            <text:p>confidenceNorm</text:p>
          </table:table-cell>
          <table:table-cell office:value-type="string">
            <text:p>Tinv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TINV([.$A2];[.$C2]-1)*[.$B2]/SQRT([.$C2])" office:value-type="float" office:value="3.72499199461129">
            <text:p>3.7249919946</text:p>
          </table:table-cell>
          <table:table-cell table:formula="of:=CONFIDENCE([.$A2];[.$B2];[.$C2])" office:value-type="float" office:value="2.62956762172974">
            <text:p>2.6295676217</text:p>
          </table:table-cell>
          <table:table-cell table:formula="of:=TINV([.$A2];[.$C2]-1)" office:value-type="float" office:value="2.77644510519779">
            <text:p>2.7764451052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TINV([.$A3];[.$C3]-1)*[.$B3]/SQRT([.$C3])" office:value-type="float" office:value="0.715356905970665">
            <text:p>0.715356906</text:p>
          </table:table-cell>
          <table:table-cell table:formula="of:=CONFIDENCE([.$A3];[.$B3];[.$C3])" office:value-type="float" office:value="0.619795032304561">
            <text:p>0.6197950323</text:p>
          </table:table-cell>
          <table:table-cell table:formula="of:=TINV([.$A3];[.$C3]-1)" office:value-type="float" office:value="2.26215716279821">
            <text:p>2.2621571628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TINV([.$A4];[.$C4]-1)*[.$B4]/SQRT([.$C4])" office:value-type="float" office:value="0.3734061367581">
            <text:p>0.3734061368</text:p>
          </table:table-cell>
          <table:table-cell table:formula="of:=CONFIDENCE([.$A4];[.$B4];[.$C4])" office:value-type="float" office:value="0.357838828743431">
            <text:p>0.3578388287</text:p>
          </table:table-cell>
          <table:table-cell table:formula="of:=TINV([.$A4];[.$C4]-1)" office:value-type="float" office:value="2.0452296421327">
            <text:p>2.0452296421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TINV([.$A5];[.$C5]-1)*[.$B5]/SQRT([.$C5])" office:value-type="float" office:value="0.28419685549573">
            <text:p>0.2841968555</text:p>
          </table:table-cell>
          <table:table-cell table:formula="of:=CONFIDENCE([.$A5];[.$B5];[.$C5])" office:value-type="float" office:value="0.277180764869935">
            <text:p>0.2771807649</text:p>
          </table:table-cell>
          <table:table-cell table:formula="of:=TINV([.$A5];[.$C5]-1)" office:value-type="float" office:value="2.00957523712924">
            <text:p>2.009575237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table:formula="of:=TINV([.$A6];[.$C6]-1)*[.$B6]/SQRT([.$C6])" office:value-type="float" office:value="1.288236662017">
            <text:p>1.288236662</text:p>
          </table:table-cell>
          <table:table-cell table:formula="of:=CONFIDENCE([.$A6];[.$B6];[.$C6])" office:value-type="float" office:value="1.27549539785483">
            <text:p>1.2754953979</text:p>
          </table:table-cell>
          <table:table-cell table:formula="of:=TINV([.$A6];[.$C6]-1)" office:value-type="float" office:value="2.34958638422764">
            <text:p>2.3495863842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table:formula="of:=TINV([.$A7];[.$C7]-1)*[.$B7]/SQRT([.$C7])" office:value-type="float" office:value="1.42910765519884">
            <text:p>1.4291076552</text:p>
          </table:table-cell>
          <table:table-cell table:formula="of:=CONFIDENCE([.$A7];[.$B7];[.$C7])" office:value-type="float" office:value="1.41228165357291">
            <text:p>1.4122816536</text:p>
          </table:table-cell>
          <table:table-cell table:formula="of:=TINV([.$A7];[.$C7]-1)" office:value-type="float" office:value="2.60651787614345">
            <text:p>2.6065178761</text:p>
          </table:table-cell>
        </table:table-row>
        <table:table-row table:style-name="ro1">
          <table:table-cell office:value-type="float" office:value="0.001">
            <text:p>0.001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table:formula="of:=TINV([.$A8];[.$C8]-1)*[.$B8]/SQRT([.$C8])" office:value-type="float" office:value="1.8376203698733">
            <text:p>1.8376203699</text:p>
          </table:table-cell>
          <table:table-cell table:formula="of:=CONFIDENCE([.$A8];[.$B8];[.$C8])" office:value-type="float" office:value="1.80413761388404">
            <text:p>1.8041376139</text:p>
          </table:table-cell>
          <table:table-cell table:formula="of:=TINV([.$A8];[.$C8]-1)" office:value-type="float" office:value="3.35159519033831">
            <text:p>3.3515951903</text:p>
          </table:table-cell>
        </table:table-row>
      </table:table>
      <table:table table:name="confidenceT" table:style-name="ta1">
        <table:table-column table:style-name="co1" table:number-columns-repeated="11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5">
            <text:p>0.975</text:p>
          </table:table-cell>
          <table:table-cell office:value-type="float" office:value="0.98">
            <text:p>0.98</text:p>
          </table:table-cell>
          <table:table-cell office:value-type="float" office:value="0.9875">
            <text:p>0.9875</text:p>
          </table:table-cell>
          <table:table-cell office:value-type="float" office:value="0.99">
            <text:p>0.99</text:p>
          </table:table-cell>
          <table:table-cell office:value-type="float" office:value="0.995">
            <text:p>0.995</text:p>
          </table:table-cell>
          <table:table-cell office:value-type="float" office:value="0.999">
            <text:p>0.999</text:p>
          </table:table-cell>
          <table:table-cell office:value-type="float" office:value="0.9995">
            <text:p>0.9995</text:p>
          </table:table-cell>
        </table:table-row>
        <table:table-row table:style-name="ro1">
          <table:table-cell table:formula="of:=[.A1]+1" office:value-type="float" office:value="1">
            <text:p>1</text:p>
          </table:table-cell>
          <table:table-cell table:formula="of:=TINV((1-[.B$1])*2;[.$A2])" office:value-type="float" office:value="3.07768353717525">
            <text:p>3.0776835372</text:p>
          </table:table-cell>
          <table:table-cell table:formula="of:=TINV((1-[.C$1])*2;[.$A2])" office:value-type="float" office:value="6.31375151467505">
            <text:p>6.3137515147</text:p>
          </table:table-cell>
          <table:table-cell table:formula="of:=TINV((1-[.D$1])*2;[.$A2])" office:value-type="float" office:value="7.91581508830582">
            <text:p>7.9158150883</text:p>
          </table:table-cell>
          <table:table-cell table:formula="of:=TINV((1-[.E$1])*2;[.$A2])" office:value-type="float" office:value="12.7062047361747">
            <text:p>12.7062047362</text:p>
          </table:table-cell>
          <table:table-cell table:formula="of:=TINV((1-[.F$1])*2;[.$A2])" office:value-type="float" office:value="15.8945448438653">
            <text:p>15.8945448439</text:p>
          </table:table-cell>
          <table:table-cell table:formula="of:=TINV((1-[.G$1])*2;[.$A2])" office:value-type="float" office:value="25.4516995793572">
            <text:p>25.4516995794</text:p>
          </table:table-cell>
          <table:table-cell table:formula="of:=TINV((1-[.H$1])*2;[.$A2])" office:value-type="float" office:value="31.8205159537739">
            <text:p>31.8205159538</text:p>
          </table:table-cell>
          <table:table-cell table:formula="of:=TINV((1-[.I$1])*2;[.$A2])" office:value-type="float" office:value="63.6567411628715">
            <text:p>63.6567411629</text:p>
          </table:table-cell>
          <table:table-cell table:formula="of:=TINV((1-[.J$1])*2;[.$A2])" office:value-type="float" office:value="318.30883898555">
            <text:p>318.3088389856</text:p>
          </table:table-cell>
          <table:table-cell table:formula="of:=TINV((1-[.K$1])*2;[.$A2])" office:value-type="float" office:value="636.619248768789">
            <text:p>636.6192487688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TINV((1-[.B$1])*2;[.$A3])" office:value-type="float" office:value="1.88561808316413">
            <text:p>1.8856180832</text:p>
          </table:table-cell>
          <table:table-cell table:formula="of:=TINV((1-[.C$1])*2;[.$A3])" office:value-type="float" office:value="2.91998558035373">
            <text:p>2.9199855804</text:p>
          </table:table-cell>
          <table:table-cell table:formula="of:=TINV((1-[.D$1])*2;[.$A3])" office:value-type="float" office:value="3.31976404784035">
            <text:p>3.3197640478</text:p>
          </table:table-cell>
          <table:table-cell table:formula="of:=TINV((1-[.E$1])*2;[.$A3])" office:value-type="float" office:value="4.30265272974946">
            <text:p>4.3026527297</text:p>
          </table:table-cell>
          <table:table-cell table:formula="of:=TINV((1-[.F$1])*2;[.$A3])" office:value-type="float" office:value="4.84873221385061">
            <text:p>4.8487322139</text:p>
          </table:table-cell>
          <table:table-cell table:formula="of:=TINV((1-[.G$1])*2;[.$A3])" office:value-type="float" office:value="6.20534681657071">
            <text:p>6.2053468166</text:p>
          </table:table-cell>
          <table:table-cell table:formula="of:=TINV((1-[.H$1])*2;[.$A3])" office:value-type="float" office:value="6.96455673428327">
            <text:p>6.9645567343</text:p>
          </table:table-cell>
          <table:table-cell table:formula="of:=TINV((1-[.I$1])*2;[.$A3])" office:value-type="float" office:value="9.92484320091829">
            <text:p>9.9248432009</text:p>
          </table:table-cell>
          <table:table-cell table:formula="of:=TINV((1-[.J$1])*2;[.$A3])" office:value-type="float" office:value="22.3271247701199">
            <text:p>22.3271247701</text:p>
          </table:table-cell>
          <table:table-cell table:formula="of:=TINV((1-[.K$1])*2;[.$A3])" office:value-type="float" office:value="31.5990545764454">
            <text:p>31.5990545764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TINV((1-[.B$1])*2;[.$A4])" office:value-type="float" office:value="1.63774435369621">
            <text:p>1.6377443537</text:p>
          </table:table-cell>
          <table:table-cell table:formula="of:=TINV((1-[.C$1])*2;[.$A4])" office:value-type="float" office:value="2.35336343480183">
            <text:p>2.3533634348</text:p>
          </table:table-cell>
          <table:table-cell table:formula="of:=TINV((1-[.D$1])*2;[.$A4])" office:value-type="float" office:value="2.60542682307722">
            <text:p>2.6054268231</text:p>
          </table:table-cell>
          <table:table-cell table:formula="of:=TINV((1-[.E$1])*2;[.$A4])" office:value-type="float" office:value="3.18244630528371">
            <text:p>3.1824463053</text:p>
          </table:table-cell>
          <table:table-cell table:formula="of:=TINV((1-[.F$1])*2;[.$A4])" office:value-type="float" office:value="3.48190876032121">
            <text:p>3.4819087603</text:p>
          </table:table-cell>
          <table:table-cell table:formula="of:=TINV((1-[.G$1])*2;[.$A4])" office:value-type="float" office:value="4.17653484610451">
            <text:p>4.1765348461</text:p>
          </table:table-cell>
          <table:table-cell table:formula="of:=TINV((1-[.H$1])*2;[.$A4])" office:value-type="float" office:value="4.54070285856813">
            <text:p>4.5407028586</text:p>
          </table:table-cell>
          <table:table-cell table:formula="of:=TINV((1-[.I$1])*2;[.$A4])" office:value-type="float" office:value="5.84090930973336">
            <text:p>5.8409093097</text:p>
          </table:table-cell>
          <table:table-cell table:formula="of:=TINV((1-[.J$1])*2;[.$A4])" office:value-type="float" office:value="10.2145318524074">
            <text:p>10.2145318524</text:p>
          </table:table-cell>
          <table:table-cell table:formula="of:=TINV((1-[.K$1])*2;[.$A4])" office:value-type="float" office:value="12.923978636688">
            <text:p>12.9239786367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TINV((1-[.B$1])*2;[.$A5])" office:value-type="float" office:value="1.53320627405894">
            <text:p>1.5332062741</text:p>
          </table:table-cell>
          <table:table-cell table:formula="of:=TINV((1-[.C$1])*2;[.$A5])" office:value-type="float" office:value="2.13184678632665">
            <text:p>2.1318467863</text:p>
          </table:table-cell>
          <table:table-cell table:formula="of:=TINV((1-[.D$1])*2;[.$A5])" office:value-type="float" office:value="2.33287256045099">
            <text:p>2.3328725605</text:p>
          </table:table-cell>
          <table:table-cell table:formula="of:=TINV((1-[.E$1])*2;[.$A5])" office:value-type="float" office:value="2.77644510519779">
            <text:p>2.7764451052</text:p>
          </table:table-cell>
          <table:table-cell table:formula="of:=TINV((1-[.F$1])*2;[.$A5])" office:value-type="float" office:value="2.99852787320658">
            <text:p>2.9985278732</text:p>
          </table:table-cell>
          <table:table-cell table:formula="of:=TINV((1-[.G$1])*2;[.$A5])" office:value-type="float" office:value="3.49540593251644">
            <text:p>3.4954059325</text:p>
          </table:table-cell>
          <table:table-cell table:formula="of:=TINV((1-[.H$1])*2;[.$A5])" office:value-type="float" office:value="3.7469473879792">
            <text:p>3.746947388</text:p>
          </table:table-cell>
          <table:table-cell table:formula="of:=TINV((1-[.I$1])*2;[.$A5])" office:value-type="float" office:value="4.60409487134999">
            <text:p>4.6040948713</text:p>
          </table:table-cell>
          <table:table-cell table:formula="of:=TINV((1-[.J$1])*2;[.$A5])" office:value-type="float" office:value="7.1731822197823">
            <text:p>7.1731822198</text:p>
          </table:table-cell>
          <table:table-cell table:formula="of:=TINV((1-[.K$1])*2;[.$A5])" office:value-type="float" office:value="8.61030158137952">
            <text:p>8.6103015814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TINV((1-[.B$1])*2;[.$A6])" office:value-type="float" office:value="1.47588404882448">
            <text:p>1.4758840488</text:p>
          </table:table-cell>
          <table:table-cell table:formula="of:=TINV((1-[.C$1])*2;[.$A6])" office:value-type="float" office:value="2.01504837333303">
            <text:p>2.0150483733</text:p>
          </table:table-cell>
          <table:table-cell table:formula="of:=TINV((1-[.D$1])*2;[.$A6])" office:value-type="float" office:value="2.19095825718118">
            <text:p>2.1909582572</text:p>
          </table:table-cell>
          <table:table-cell table:formula="of:=TINV((1-[.E$1])*2;[.$A6])" office:value-type="float" office:value="2.57058183563631">
            <text:p>2.5705818356</text:p>
          </table:table-cell>
          <table:table-cell table:formula="of:=TINV((1-[.F$1])*2;[.$A6])" office:value-type="float" office:value="2.75650852190947">
            <text:p>2.7565085219</text:p>
          </table:table-cell>
          <table:table-cell table:formula="of:=TINV((1-[.G$1])*2;[.$A6])" office:value-type="float" office:value="3.16338144974861">
            <text:p>3.1633814497</text:p>
          </table:table-cell>
          <table:table-cell table:formula="of:=TINV((1-[.H$1])*2;[.$A6])" office:value-type="float" office:value="3.36492999890722">
            <text:p>3.3649299989</text:p>
          </table:table-cell>
          <table:table-cell table:formula="of:=TINV((1-[.I$1])*2;[.$A6])" office:value-type="float" office:value="4.03214298355523">
            <text:p>4.0321429836</text:p>
          </table:table-cell>
          <table:table-cell table:formula="of:=TINV((1-[.J$1])*2;[.$A6])" office:value-type="float" office:value="5.89342953135601">
            <text:p>5.8934295314</text:p>
          </table:table-cell>
          <table:table-cell table:formula="of:=TINV((1-[.K$1])*2;[.$A6])" office:value-type="float" office:value="6.86882662588127">
            <text:p>6.8688266259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TINV((1-[.B$1])*2;[.$A7])" office:value-type="float" office:value="1.43975574726515">
            <text:p>1.4397557473</text:p>
          </table:table-cell>
          <table:table-cell table:formula="of:=TINV((1-[.C$1])*2;[.$A7])" office:value-type="float" office:value="1.9431802805153">
            <text:p>1.9431802805</text:p>
          </table:table-cell>
          <table:table-cell table:formula="of:=TINV((1-[.D$1])*2;[.$A7])" office:value-type="float" office:value="2.10430612245236">
            <text:p>2.1043061225</text:p>
          </table:table-cell>
          <table:table-cell table:formula="of:=TINV((1-[.E$1])*2;[.$A7])" office:value-type="float" office:value="2.44691185114497">
            <text:p>2.4469118511</text:p>
          </table:table-cell>
          <table:table-cell table:formula="of:=TINV((1-[.F$1])*2;[.$A7])" office:value-type="float" office:value="2.6122418470613">
            <text:p>2.6122418471</text:p>
          </table:table-cell>
          <table:table-cell table:formula="of:=TINV((1-[.G$1])*2;[.$A7])" office:value-type="float" office:value="2.96868668415346">
            <text:p>2.9686866842</text:p>
          </table:table-cell>
          <table:table-cell table:formula="of:=TINV((1-[.H$1])*2;[.$A7])" office:value-type="float" office:value="3.14266840329098">
            <text:p>3.1426684033</text:p>
          </table:table-cell>
          <table:table-cell table:formula="of:=TINV((1-[.I$1])*2;[.$A7])" office:value-type="float" office:value="3.70742802132478">
            <text:p>3.7074280213</text:p>
          </table:table-cell>
          <table:table-cell table:formula="of:=TINV((1-[.J$1])*2;[.$A7])" office:value-type="float" office:value="5.20762623872536">
            <text:p>5.2076262387</text:p>
          </table:table-cell>
          <table:table-cell table:formula="of:=TINV((1-[.K$1])*2;[.$A7])" office:value-type="float" office:value="5.95881617881888">
            <text:p>5.9588161788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TINV((1-[.B$1])*2;[.$A8])" office:value-type="float" office:value="1.41492392765051">
            <text:p>1.4149239277</text:p>
          </table:table-cell>
          <table:table-cell table:formula="of:=TINV((1-[.C$1])*2;[.$A8])" office:value-type="float" office:value="1.89457860509001">
            <text:p>1.8945786051</text:p>
          </table:table-cell>
          <table:table-cell table:formula="of:=TINV((1-[.D$1])*2;[.$A8])" office:value-type="float" office:value="2.04601110850586">
            <text:p>2.0460111085</text:p>
          </table:table-cell>
          <table:table-cell table:formula="of:=TINV((1-[.E$1])*2;[.$A8])" office:value-type="float" office:value="2.36462425159279">
            <text:p>2.3646242516</text:p>
          </table:table-cell>
          <table:table-cell table:formula="of:=TINV((1-[.F$1])*2;[.$A8])" office:value-type="float" office:value="2.51675242413327">
            <text:p>2.5167524241</text:p>
          </table:table-cell>
          <table:table-cell table:formula="of:=TINV((1-[.G$1])*2;[.$A8])" office:value-type="float" office:value="2.84124424858821">
            <text:p>2.8412442486</text:p>
          </table:table-cell>
          <table:table-cell table:formula="of:=TINV((1-[.H$1])*2;[.$A8])" office:value-type="float" office:value="2.99795156686853">
            <text:p>2.9979515669</text:p>
          </table:table-cell>
          <table:table-cell table:formula="of:=TINV((1-[.I$1])*2;[.$A8])" office:value-type="float" office:value="3.49948329735049">
            <text:p>3.4994832974</text:p>
          </table:table-cell>
          <table:table-cell table:formula="of:=TINV((1-[.J$1])*2;[.$A8])" office:value-type="float" office:value="4.78528962863833">
            <text:p>4.7852896286</text:p>
          </table:table-cell>
          <table:table-cell table:formula="of:=TINV((1-[.K$1])*2;[.$A8])" office:value-type="float" office:value="5.40788252086183">
            <text:p>5.4078825209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TINV((1-[.B$1])*2;[.$A9])" office:value-type="float" office:value="1.39681530974386">
            <text:p>1.3968153097</text:p>
          </table:table-cell>
          <table:table-cell table:formula="of:=TINV((1-[.C$1])*2;[.$A9])" office:value-type="float" office:value="1.8595480375309">
            <text:p>1.8595480375</text:p>
          </table:table-cell>
          <table:table-cell table:formula="of:=TINV((1-[.D$1])*2;[.$A9])" office:value-type="float" office:value="2.00415154150334">
            <text:p>2.0041515415</text:p>
          </table:table-cell>
          <table:table-cell table:formula="of:=TINV((1-[.E$1])*2;[.$A9])" office:value-type="float" office:value="2.30600413520417">
            <text:p>2.3060041352</text:p>
          </table:table-cell>
          <table:table-cell table:formula="of:=TINV((1-[.F$1])*2;[.$A9])" office:value-type="float" office:value="2.44898498964078">
            <text:p>2.4489849896</text:p>
          </table:table-cell>
          <table:table-cell table:formula="of:=TINV((1-[.G$1])*2;[.$A9])" office:value-type="float" office:value="2.75152359606305">
            <text:p>2.7515235961</text:p>
          </table:table-cell>
          <table:table-cell table:formula="of:=TINV((1-[.H$1])*2;[.$A9])" office:value-type="float" office:value="2.89645944770962">
            <text:p>2.8964594477</text:p>
          </table:table-cell>
          <table:table-cell table:formula="of:=TINV((1-[.I$1])*2;[.$A9])" office:value-type="float" office:value="3.35538733133339">
            <text:p>3.3553873313</text:p>
          </table:table-cell>
          <table:table-cell table:formula="of:=TINV((1-[.J$1])*2;[.$A9])" office:value-type="float" office:value="4.50079093372372">
            <text:p>4.5007909337</text:p>
          </table:table-cell>
          <table:table-cell table:formula="of:=TINV((1-[.K$1])*2;[.$A9])" office:value-type="float" office:value="5.04130543337346">
            <text:p>5.0413054334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TINV((1-[.B$1])*2;[.$A10])" office:value-type="float" office:value="1.38302873839663">
            <text:p>1.3830287384</text:p>
          </table:table-cell>
          <table:table-cell table:formula="of:=TINV((1-[.C$1])*2;[.$A10])" office:value-type="float" office:value="1.83311293265624">
            <text:p>1.8331129327</text:p>
          </table:table-cell>
          <table:table-cell table:formula="of:=TINV((1-[.D$1])*2;[.$A10])" office:value-type="float" office:value="1.97265265207324">
            <text:p>1.9726526521</text:p>
          </table:table-cell>
          <table:table-cell table:formula="of:=TINV((1-[.E$1])*2;[.$A10])" office:value-type="float" office:value="2.26215716279821">
            <text:p>2.2621571628</text:p>
          </table:table-cell>
          <table:table-cell table:formula="of:=TINV((1-[.F$1])*2;[.$A10])" office:value-type="float" office:value="2.39844098485651">
            <text:p>2.3984409849</text:p>
          </table:table-cell>
          <table:table-cell table:formula="of:=TINV((1-[.G$1])*2;[.$A10])" office:value-type="float" office:value="2.68501084681646">
            <text:p>2.6850108468</text:p>
          </table:table-cell>
          <table:table-cell table:formula="of:=TINV((1-[.H$1])*2;[.$A10])" office:value-type="float" office:value="2.82143792502581">
            <text:p>2.821437925</text:p>
          </table:table-cell>
          <table:table-cell table:formula="of:=TINV((1-[.I$1])*2;[.$A10])" office:value-type="float" office:value="3.24983554159213">
            <text:p>3.2498355416</text:p>
          </table:table-cell>
          <table:table-cell table:formula="of:=TINV((1-[.J$1])*2;[.$A10])" office:value-type="float" office:value="4.29680566272992">
            <text:p>4.2968056627</text:p>
          </table:table-cell>
          <table:table-cell table:formula="of:=TINV((1-[.K$1])*2;[.$A10])" office:value-type="float" office:value="4.78091258593122">
            <text:p>4.7809125859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TINV((1-[.B$1])*2;[.$A11])" office:value-type="float" office:value="1.37218364111034">
            <text:p>1.3721836411</text:p>
          </table:table-cell>
          <table:table-cell table:formula="of:=TINV((1-[.C$1])*2;[.$A11])" office:value-type="float" office:value="1.81246112281168">
            <text:p>1.8124611228</text:p>
          </table:table-cell>
          <table:table-cell table:formula="of:=TINV((1-[.D$1])*2;[.$A11])" office:value-type="float" office:value="1.9480994688715">
            <text:p>1.9480994689</text:p>
          </table:table-cell>
          <table:table-cell table:formula="of:=TINV((1-[.E$1])*2;[.$A11])" office:value-type="float" office:value="2.22813885198627">
            <text:p>2.228138852</text:p>
          </table:table-cell>
          <table:table-cell table:formula="of:=TINV((1-[.F$1])*2;[.$A11])" office:value-type="float" office:value="2.35931462373654">
            <text:p>2.3593146237</text:p>
          </table:table-cell>
          <table:table-cell table:formula="of:=TINV((1-[.G$1])*2;[.$A11])" office:value-type="float" office:value="2.6337669157116">
            <text:p>2.6337669157</text:p>
          </table:table-cell>
          <table:table-cell table:formula="of:=TINV((1-[.H$1])*2;[.$A11])" office:value-type="float" office:value="2.7637694581127">
            <text:p>2.7637694581</text:p>
          </table:table-cell>
          <table:table-cell table:formula="of:=TINV((1-[.I$1])*2;[.$A11])" office:value-type="float" office:value="3.16927267261695">
            <text:p>3.1692726726</text:p>
          </table:table-cell>
          <table:table-cell table:formula="of:=TINV((1-[.J$1])*2;[.$A11])" office:value-type="float" office:value="4.14370049404659">
            <text:p>4.143700494</text:p>
          </table:table-cell>
          <table:table-cell table:formula="of:=TINV((1-[.K$1])*2;[.$A11])" office:value-type="float" office:value="4.58689385870271">
            <text:p>4.5868938587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TINV((1-[.B$1])*2;[.$A12])" office:value-type="float" office:value="1.36343031802054">
            <text:p>1.363430318</text:p>
          </table:table-cell>
          <table:table-cell table:formula="of:=TINV((1-[.C$1])*2;[.$A12])" office:value-type="float" office:value="1.79588481870405">
            <text:p>1.7958848187</text:p>
          </table:table-cell>
          <table:table-cell table:formula="of:=TINV((1-[.D$1])*2;[.$A12])" office:value-type="float" office:value="1.92842683507504">
            <text:p>1.9284268351</text:p>
          </table:table-cell>
          <table:table-cell table:formula="of:=TINV((1-[.E$1])*2;[.$A12])" office:value-type="float" office:value="2.20098516009164">
            <text:p>2.2009851601</text:p>
          </table:table-cell>
          <table:table-cell table:formula="of:=TINV((1-[.F$1])*2;[.$A12])" office:value-type="float" office:value="2.32813983348146">
            <text:p>2.3281398335</text:p>
          </table:table-cell>
          <table:table-cell table:formula="of:=TINV((1-[.G$1])*2;[.$A12])" office:value-type="float" office:value="2.59309268253936">
            <text:p>2.5930926825</text:p>
          </table:table-cell>
          <table:table-cell table:formula="of:=TINV((1-[.H$1])*2;[.$A12])" office:value-type="float" office:value="2.71807918381386">
            <text:p>2.7180791838</text:p>
          </table:table-cell>
          <table:table-cell table:formula="of:=TINV((1-[.I$1])*2;[.$A12])" office:value-type="float" office:value="3.10580651553928">
            <text:p>3.1058065155</text:p>
          </table:table-cell>
          <table:table-cell table:formula="of:=TINV((1-[.J$1])*2;[.$A12])" office:value-type="float" office:value="4.02470103763074">
            <text:p>4.0247010376</text:p>
          </table:table-cell>
          <table:table-cell table:formula="of:=TINV((1-[.K$1])*2;[.$A12])" office:value-type="float" office:value="4.43697933823452">
            <text:p>4.4369793382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TINV((1-[.B$1])*2;[.$A13])" office:value-type="float" office:value="1.35621733402321">
            <text:p>1.356217334</text:p>
          </table:table-cell>
          <table:table-cell table:formula="of:=TINV((1-[.C$1])*2;[.$A13])" office:value-type="float" office:value="1.78228755564932">
            <text:p>1.7822875556</text:p>
          </table:table-cell>
          <table:table-cell table:formula="of:=TINV((1-[.D$1])*2;[.$A13])" office:value-type="float" office:value="1.91231332453669">
            <text:p>1.9123133245</text:p>
          </table:table-cell>
          <table:table-cell table:formula="of:=TINV((1-[.E$1])*2;[.$A13])" office:value-type="float" office:value="2.17881282966723">
            <text:p>2.1788128297</text:p>
          </table:table-cell>
          <table:table-cell table:formula="of:=TINV((1-[.F$1])*2;[.$A13])" office:value-type="float" office:value="2.30272168380609">
            <text:p>2.3027216838</text:p>
          </table:table-cell>
          <table:table-cell table:formula="of:=TINV((1-[.G$1])*2;[.$A13])" office:value-type="float" office:value="2.56003295935925">
            <text:p>2.5600329594</text:p>
          </table:table-cell>
          <table:table-cell table:formula="of:=TINV((1-[.H$1])*2;[.$A13])" office:value-type="float" office:value="2.68099799312091">
            <text:p>2.6809979931</text:p>
          </table:table-cell>
          <table:table-cell table:formula="of:=TINV((1-[.I$1])*2;[.$A13])" office:value-type="float" office:value="3.0545395893929">
            <text:p>3.0545395894</text:p>
          </table:table-cell>
          <table:table-cell table:formula="of:=TINV((1-[.J$1])*2;[.$A13])" office:value-type="float" office:value="3.92963326462649">
            <text:p>3.9296332646</text:p>
          </table:table-cell>
          <table:table-cell table:formula="of:=TINV((1-[.K$1])*2;[.$A13])" office:value-type="float" office:value="4.31779128360625">
            <text:p>4.3177912836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TINV((1-[.B$1])*2;[.$A14])" office:value-type="float" office:value="1.35017128878006">
            <text:p>1.3501712888</text:p>
          </table:table-cell>
          <table:table-cell table:formula="of:=TINV((1-[.C$1])*2;[.$A14])" office:value-type="float" office:value="1.77093339598687">
            <text:p>1.770933396</text:p>
          </table:table-cell>
          <table:table-cell table:formula="of:=TINV((1-[.D$1])*2;[.$A14])" office:value-type="float" office:value="1.8988744746958">
            <text:p>1.8988744747</text:p>
          </table:table-cell>
          <table:table-cell table:formula="of:=TINV((1-[.E$1])*2;[.$A14])" office:value-type="float" office:value="2.16036865646279">
            <text:p>2.1603686565</text:p>
          </table:table-cell>
          <table:table-cell table:formula="of:=TINV((1-[.F$1])*2;[.$A14])" office:value-type="float" office:value="2.28160356374265">
            <text:p>2.2816035637</text:p>
          </table:table-cell>
          <table:table-cell table:formula="of:=TINV((1-[.G$1])*2;[.$A14])" office:value-type="float" office:value="2.53263781466095">
            <text:p>2.5326378147</text:p>
          </table:table-cell>
          <table:table-cell table:formula="of:=TINV((1-[.H$1])*2;[.$A14])" office:value-type="float" office:value="2.65030883791219">
            <text:p>2.6503088379</text:p>
          </table:table-cell>
          <table:table-cell table:formula="of:=TINV((1-[.I$1])*2;[.$A14])" office:value-type="float" office:value="3.01227583871658">
            <text:p>3.0122758387</text:p>
          </table:table-cell>
          <table:table-cell table:formula="of:=TINV((1-[.J$1])*2;[.$A14])" office:value-type="float" office:value="3.85198239116839">
            <text:p>3.8519823912</text:p>
          </table:table-cell>
          <table:table-cell table:formula="of:=TINV((1-[.K$1])*2;[.$A14])" office:value-type="float" office:value="4.22083172770718">
            <text:p>4.2208317277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TINV((1-[.B$1])*2;[.$A15])" office:value-type="float" office:value="1.34503037445465">
            <text:p>1.3450303745</text:p>
          </table:table-cell>
          <table:table-cell table:formula="of:=TINV((1-[.C$1])*2;[.$A15])" office:value-type="float" office:value="1.76131013577489">
            <text:p>1.7613101358</text:p>
          </table:table-cell>
          <table:table-cell table:formula="of:=TINV((1-[.D$1])*2;[.$A15])" office:value-type="float" office:value="1.8874961445505">
            <text:p>1.8874961446</text:p>
          </table:table-cell>
          <table:table-cell table:formula="of:=TINV((1-[.E$1])*2;[.$A15])" office:value-type="float" office:value="2.1447866879178">
            <text:p>2.1447866879</text:p>
          </table:table-cell>
          <table:table-cell table:formula="of:=TINV((1-[.F$1])*2;[.$A15])" office:value-type="float" office:value="2.26378127901191">
            <text:p>2.263781279</text:p>
          </table:table-cell>
          <table:table-cell table:formula="of:=TINV((1-[.G$1])*2;[.$A15])" office:value-type="float" office:value="2.50956941149333">
            <text:p>2.5095694115</text:p>
          </table:table-cell>
          <table:table-cell table:formula="of:=TINV((1-[.H$1])*2;[.$A15])" office:value-type="float" office:value="2.62449406759005">
            <text:p>2.6244940676</text:p>
          </table:table-cell>
          <table:table-cell table:formula="of:=TINV((1-[.I$1])*2;[.$A15])" office:value-type="float" office:value="2.97684273437083">
            <text:p>2.9768427344</text:p>
          </table:table-cell>
          <table:table-cell table:formula="of:=TINV((1-[.J$1])*2;[.$A15])" office:value-type="float" office:value="3.78739023752335">
            <text:p>3.7873902375</text:p>
          </table:table-cell>
          <table:table-cell table:formula="of:=TINV((1-[.K$1])*2;[.$A15])" office:value-type="float" office:value="4.14045411273826">
            <text:p>4.1404541127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TINV((1-[.B$1])*2;[.$A16])" office:value-type="float" office:value="1.34060560785045">
            <text:p>1.3406056079</text:p>
          </table:table-cell>
          <table:table-cell table:formula="of:=TINV((1-[.C$1])*2;[.$A16])" office:value-type="float" office:value="1.75305035569257">
            <text:p>1.7530503557</text:p>
          </table:table-cell>
          <table:table-cell table:formula="of:=TINV((1-[.D$1])*2;[.$A16])" office:value-type="float" office:value="1.87773866501188">
            <text:p>1.877738665</text:p>
          </table:table-cell>
          <table:table-cell table:formula="of:=TINV((1-[.E$1])*2;[.$A16])" office:value-type="float" office:value="2.13144954555977">
            <text:p>2.1314495456</text:p>
          </table:table-cell>
          <table:table-cell table:formula="of:=TINV((1-[.F$1])*2;[.$A16])" office:value-type="float" office:value="2.24854029161067">
            <text:p>2.2485402916</text:p>
          </table:table-cell>
          <table:table-cell table:formula="of:=TINV((1-[.G$1])*2;[.$A16])" office:value-type="float" office:value="2.48987970347989">
            <text:p>2.4898797035</text:p>
          </table:table-cell>
          <table:table-cell table:formula="of:=TINV((1-[.H$1])*2;[.$A16])" office:value-type="float" office:value="2.60248029501112">
            <text:p>2.602480295</text:p>
          </table:table-cell>
          <table:table-cell table:formula="of:=TINV((1-[.I$1])*2;[.$A16])" office:value-type="float" office:value="2.94671288347524">
            <text:p>2.9467128835</text:p>
          </table:table-cell>
          <table:table-cell table:formula="of:=TINV((1-[.J$1])*2;[.$A16])" office:value-type="float" office:value="3.7328344253109">
            <text:p>3.7328344253</text:p>
          </table:table-cell>
          <table:table-cell table:formula="of:=TINV((1-[.K$1])*2;[.$A16])" office:value-type="float" office:value="4.07276519590385">
            <text:p>4.0727651959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TINV((1-[.B$1])*2;[.$A17])" office:value-type="float" office:value="1.33675716732732">
            <text:p>1.3367571673</text:p>
          </table:table-cell>
          <table:table-cell table:formula="of:=TINV((1-[.C$1])*2;[.$A17])" office:value-type="float" office:value="1.74588367627625">
            <text:p>1.7458836763</text:p>
          </table:table-cell>
          <table:table-cell table:formula="of:=TINV((1-[.D$1])*2;[.$A17])" office:value-type="float" office:value="1.86927904059066">
            <text:p>1.8692790406</text:p>
          </table:table-cell>
          <table:table-cell table:formula="of:=TINV((1-[.E$1])*2;[.$A17])" office:value-type="float" office:value="2.11990529922125">
            <text:p>2.1199052992</text:p>
          </table:table-cell>
          <table:table-cell table:formula="of:=TINV((1-[.F$1])*2;[.$A17])" office:value-type="float" office:value="2.23535843053084">
            <text:p>2.2353584305</text:p>
          </table:table-cell>
          <table:table-cell table:formula="of:=TINV((1-[.G$1])*2;[.$A17])" office:value-type="float" office:value="2.47287832246157">
            <text:p>2.4728783225</text:p>
          </table:table-cell>
          <table:table-cell table:formula="of:=TINV((1-[.H$1])*2;[.$A17])" office:value-type="float" office:value="2.58348718527599">
            <text:p>2.5834871853</text:p>
          </table:table-cell>
          <table:table-cell table:formula="of:=TINV((1-[.I$1])*2;[.$A17])" office:value-type="float" office:value="2.9207816224251">
            <text:p>2.9207816224</text:p>
          </table:table-cell>
          <table:table-cell table:formula="of:=TINV((1-[.J$1])*2;[.$A17])" office:value-type="float" office:value="3.68615479268601">
            <text:p>3.6861547927</text:p>
          </table:table-cell>
          <table:table-cell table:formula="of:=TINV((1-[.K$1])*2;[.$A17])" office:value-type="float" office:value="4.01499632718411">
            <text:p>4.0149963272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TINV((1-[.B$1])*2;[.$A18])" office:value-type="float" office:value="1.33337938972163">
            <text:p>1.3333793897</text:p>
          </table:table-cell>
          <table:table-cell table:formula="of:=TINV((1-[.C$1])*2;[.$A18])" office:value-type="float" office:value="1.73960672607507">
            <text:p>1.7396067261</text:p>
          </table:table-cell>
          <table:table-cell table:formula="of:=TINV((1-[.D$1])*2;[.$A18])" office:value-type="float" office:value="1.86187468399698">
            <text:p>1.861874684</text:p>
          </table:table-cell>
          <table:table-cell table:formula="of:=TINV((1-[.E$1])*2;[.$A18])" office:value-type="float" office:value="2.10981557783332">
            <text:p>2.1098155778</text:p>
          </table:table-cell>
          <table:table-cell table:formula="of:=TINV((1-[.F$1])*2;[.$A18])" office:value-type="float" office:value="2.22384530751682">
            <text:p>2.2238453075</text:p>
          </table:table-cell>
          <table:table-cell table:formula="of:=TINV((1-[.G$1])*2;[.$A18])" office:value-type="float" office:value="2.45805072037929">
            <text:p>2.4580507204</text:p>
          </table:table-cell>
          <table:table-cell table:formula="of:=TINV((1-[.H$1])*2;[.$A18])" office:value-type="float" office:value="2.56693398372472">
            <text:p>2.5669339837</text:p>
          </table:table-cell>
          <table:table-cell table:formula="of:=TINV((1-[.I$1])*2;[.$A18])" office:value-type="float" office:value="2.89823051967742">
            <text:p>2.8982305197</text:p>
          </table:table-cell>
          <table:table-cell table:formula="of:=TINV((1-[.J$1])*2;[.$A18])" office:value-type="float" office:value="3.64576738007841">
            <text:p>3.6457673801</text:p>
          </table:table-cell>
          <table:table-cell table:formula="of:=TINV((1-[.K$1])*2;[.$A18])" office:value-type="float" office:value="3.96512627211908">
            <text:p>3.9651262721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TINV((1-[.B$1])*2;[.$A19])" office:value-type="float" office:value="1.33039094356991">
            <text:p>1.3303909436</text:p>
          </table:table-cell>
          <table:table-cell table:formula="of:=TINV((1-[.C$1])*2;[.$A19])" office:value-type="float" office:value="1.73406360661754">
            <text:p>1.7340636066</text:p>
          </table:table-cell>
          <table:table-cell table:formula="of:=TINV((1-[.D$1])*2;[.$A19])" office:value-type="float" office:value="1.85533987725006">
            <text:p>1.8553398773</text:p>
          </table:table-cell>
          <table:table-cell table:formula="of:=TINV((1-[.E$1])*2;[.$A19])" office:value-type="float" office:value="2.10092204024104">
            <text:p>2.1009220402</text:p>
          </table:table-cell>
          <table:table-cell table:formula="of:=TINV((1-[.F$1])*2;[.$A19])" office:value-type="float" office:value="2.21370325159381">
            <text:p>2.2137032516</text:p>
          </table:table-cell>
          <table:table-cell table:formula="of:=TINV((1-[.G$1])*2;[.$A19])" office:value-type="float" office:value="2.44500561651494">
            <text:p>2.4450056165</text:p>
          </table:table-cell>
          <table:table-cell table:formula="of:=TINV((1-[.H$1])*2;[.$A19])" office:value-type="float" office:value="2.55237963018225">
            <text:p>2.5523796302</text:p>
          </table:table-cell>
          <table:table-cell table:formula="of:=TINV((1-[.I$1])*2;[.$A19])" office:value-type="float" office:value="2.87844047273861">
            <text:p>2.8784404727</text:p>
          </table:table-cell>
          <table:table-cell table:formula="of:=TINV((1-[.J$1])*2;[.$A19])" office:value-type="float" office:value="3.61048488482509">
            <text:p>3.6104848848</text:p>
          </table:table-cell>
          <table:table-cell table:formula="of:=TINV((1-[.K$1])*2;[.$A19])" office:value-type="float" office:value="3.92164582508521">
            <text:p>3.9216458251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TINV((1-[.B$1])*2;[.$A20])" office:value-type="float" office:value="1.3277282090268">
            <text:p>1.327728209</text:p>
          </table:table-cell>
          <table:table-cell table:formula="of:=TINV((1-[.C$1])*2;[.$A20])" office:value-type="float" office:value="1.72913281152137">
            <text:p>1.7291328115</text:p>
          </table:table-cell>
          <table:table-cell table:formula="of:=TINV((1-[.D$1])*2;[.$A20])" office:value-type="float" office:value="1.84953003964706">
            <text:p>1.8495300396</text:p>
          </table:table-cell>
          <table:table-cell table:formula="of:=TINV((1-[.E$1])*2;[.$A20])" office:value-type="float" office:value="2.09302405440831">
            <text:p>2.0930240544</text:p>
          </table:table-cell>
          <table:table-cell table:formula="of:=TINV((1-[.F$1])*2;[.$A20])" office:value-type="float" office:value="2.20470135074161">
            <text:p>2.2047013507</text:p>
          </table:table-cell>
          <table:table-cell table:formula="of:=TINV((1-[.G$1])*2;[.$A20])" office:value-type="float" office:value="2.43344021137497">
            <text:p>2.4334402114</text:p>
          </table:table-cell>
          <table:table-cell table:formula="of:=TINV((1-[.H$1])*2;[.$A20])" office:value-type="float" office:value="2.53948319062396">
            <text:p>2.5394831906</text:p>
          </table:table-cell>
          <table:table-cell table:formula="of:=TINV((1-[.I$1])*2;[.$A20])" office:value-type="float" office:value="2.86093460646498">
            <text:p>2.8609346065</text:p>
          </table:table-cell>
          <table:table-cell table:formula="of:=TINV((1-[.J$1])*2;[.$A20])" office:value-type="float" office:value="3.57940014895471">
            <text:p>3.579400149</text:p>
          </table:table-cell>
          <table:table-cell table:formula="of:=TINV((1-[.K$1])*2;[.$A20])" office:value-type="float" office:value="3.88340585259213">
            <text:p>3.8834058526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TINV((1-[.B$1])*2;[.$A21])" office:value-type="float" office:value="1.32534070698505">
            <text:p>1.325340707</text:p>
          </table:table-cell>
          <table:table-cell table:formula="of:=TINV((1-[.C$1])*2;[.$A21])" office:value-type="float" office:value="1.72471824292079">
            <text:p>1.7247182429</text:p>
          </table:table-cell>
          <table:table-cell table:formula="of:=TINV((1-[.D$1])*2;[.$A21])" office:value-type="float" office:value="1.84433094160681">
            <text:p>1.8443309416</text:p>
          </table:table-cell>
          <table:table-cell table:formula="of:=TINV((1-[.E$1])*2;[.$A21])" office:value-type="float" office:value="2.08596344726586">
            <text:p>2.0859634473</text:p>
          </table:table-cell>
          <table:table-cell table:formula="of:=TINV((1-[.F$1])*2;[.$A21])" office:value-type="float" office:value="2.19665774555268">
            <text:p>2.1966577456</text:p>
          </table:table-cell>
          <table:table-cell table:formula="of:=TINV((1-[.G$1])*2;[.$A21])" office:value-type="float" office:value="2.42311653987341">
            <text:p>2.4231165399</text:p>
          </table:table-cell>
          <table:table-cell table:formula="of:=TINV((1-[.H$1])*2;[.$A21])" office:value-type="float" office:value="2.52797700274157">
            <text:p>2.5279770027</text:p>
          </table:table-cell>
          <table:table-cell table:formula="of:=TINV((1-[.I$1])*2;[.$A21])" office:value-type="float" office:value="2.84533970978611">
            <text:p>2.8453397098</text:p>
          </table:table-cell>
          <table:table-cell table:formula="of:=TINV((1-[.J$1])*2;[.$A21])" office:value-type="float" office:value="3.55180834320333">
            <text:p>3.5518083432</text:p>
          </table:table-cell>
          <table:table-cell table:formula="of:=TINV((1-[.K$1])*2;[.$A21])" office:value-type="float" office:value="3.84951627493087">
            <text:p>3.8495162749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TINV((1-[.B$1])*2;[.$A22])" office:value-type="float" office:value="1.32318787386517">
            <text:p>1.3231878739</text:p>
          </table:table-cell>
          <table:table-cell table:formula="of:=TINV((1-[.C$1])*2;[.$A22])" office:value-type="float" office:value="1.72074290281188">
            <text:p>1.7207429028</text:p>
          </table:table-cell>
          <table:table-cell table:formula="of:=TINV((1-[.D$1])*2;[.$A22])" office:value-type="float" office:value="1.83965114150691">
            <text:p>1.8396511415</text:p>
          </table:table-cell>
          <table:table-cell table:formula="of:=TINV((1-[.E$1])*2;[.$A22])" office:value-type="float" office:value="2.07961384472768">
            <text:p>2.0796138447</text:p>
          </table:table-cell>
          <table:table-cell table:formula="of:=TINV((1-[.F$1])*2;[.$A22])" office:value-type="float" office:value="2.18942727047245">
            <text:p>2.1894272705</text:p>
          </table:table-cell>
          <table:table-cell table:formula="of:=TINV((1-[.G$1])*2;[.$A22])" office:value-type="float" office:value="2.413845016599">
            <text:p>2.4138450166</text:p>
          </table:table-cell>
          <table:table-cell table:formula="of:=TINV((1-[.H$1])*2;[.$A22])" office:value-type="float" office:value="2.51764801604474">
            <text:p>2.517648016</text:p>
          </table:table-cell>
          <table:table-cell table:formula="of:=TINV((1-[.I$1])*2;[.$A22])" office:value-type="float" office:value="2.83135955802305">
            <text:p>2.831359558</text:p>
          </table:table-cell>
          <table:table-cell table:formula="of:=TINV((1-[.J$1])*2;[.$A22])" office:value-type="float" office:value="3.52715366886918">
            <text:p>3.5271536689</text:p>
          </table:table-cell>
          <table:table-cell table:formula="of:=TINV((1-[.K$1])*2;[.$A22])" office:value-type="float" office:value="3.81927716427451">
            <text:p>3.8192771643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TINV((1-[.B$1])*2;[.$A23])" office:value-type="float" office:value="1.32123674161336">
            <text:p>1.3212367416</text:p>
          </table:table-cell>
          <table:table-cell table:formula="of:=TINV((1-[.C$1])*2;[.$A23])" office:value-type="float" office:value="1.71714437438025">
            <text:p>1.7171443744</text:p>
          </table:table-cell>
          <table:table-cell table:formula="of:=TINV((1-[.D$1])*2;[.$A23])" office:value-type="float" office:value="1.83541657573258">
            <text:p>1.8354165757</text:p>
          </table:table-cell>
          <table:table-cell table:formula="of:=TINV((1-[.E$1])*2;[.$A23])" office:value-type="float" office:value="2.07387306790403">
            <text:p>2.0738730679</text:p>
          </table:table-cell>
          <table:table-cell table:formula="of:=TINV((1-[.F$1])*2;[.$A23])" office:value-type="float" office:value="2.18289264987429">
            <text:p>2.1828926499</text:p>
          </table:table-cell>
          <table:table-cell table:formula="of:=TINV((1-[.G$1])*2;[.$A23])" office:value-type="float" office:value="2.40547274626194">
            <text:p>2.4054727463</text:p>
          </table:table-cell>
          <table:table-cell table:formula="of:=TINV((1-[.H$1])*2;[.$A23])" office:value-type="float" office:value="2.50832455289908">
            <text:p>2.5083245529</text:p>
          </table:table-cell>
          <table:table-cell table:formula="of:=TINV((1-[.I$1])*2;[.$A23])" office:value-type="float" office:value="2.81875606060014">
            <text:p>2.8187560606</text:p>
          </table:table-cell>
          <table:table-cell table:formula="of:=TINV((1-[.J$1])*2;[.$A23])" office:value-type="float" office:value="3.50499203108466">
            <text:p>3.5049920311</text:p>
          </table:table-cell>
          <table:table-cell table:formula="of:=TINV((1-[.K$1])*2;[.$A23])" office:value-type="float" office:value="3.79213067169844">
            <text:p>3.7921306717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TINV((1-[.B$1])*2;[.$A24])" office:value-type="float" office:value="1.31946023981616">
            <text:p>1.3194602398</text:p>
          </table:table-cell>
          <table:table-cell table:formula="of:=TINV((1-[.C$1])*2;[.$A24])" office:value-type="float" office:value="1.71387152774705">
            <text:p>1.7138715277</text:p>
          </table:table-cell>
          <table:table-cell table:formula="of:=TINV((1-[.D$1])*2;[.$A24])" office:value-type="float" office:value="1.83156661943834">
            <text:p>1.8315666194</text:p>
          </table:table-cell>
          <table:table-cell table:formula="of:=TINV((1-[.E$1])*2;[.$A24])" office:value-type="float" office:value="2.06865761041905">
            <text:p>2.0686576104</text:p>
          </table:table-cell>
          <table:table-cell table:formula="of:=TINV((1-[.F$1])*2;[.$A24])" office:value-type="float" office:value="2.17695811131539">
            <text:p>2.1769581113</text:p>
          </table:table-cell>
          <table:table-cell table:formula="of:=TINV((1-[.G$1])*2;[.$A24])" office:value-type="float" office:value="2.39787506465711">
            <text:p>2.3978750647</text:p>
          </table:table-cell>
          <table:table-cell table:formula="of:=TINV((1-[.H$1])*2;[.$A24])" office:value-type="float" office:value="2.49986673949467">
            <text:p>2.4998667395</text:p>
          </table:table-cell>
          <table:table-cell table:formula="of:=TINV((1-[.I$1])*2;[.$A24])" office:value-type="float" office:value="2.80733568377">
            <text:p>2.8073356838</text:p>
          </table:table-cell>
          <table:table-cell table:formula="of:=TINV((1-[.J$1])*2;[.$A24])" office:value-type="float" office:value="3.48496437493981">
            <text:p>3.4849643749</text:p>
          </table:table-cell>
          <table:table-cell table:formula="of:=TINV((1-[.K$1])*2;[.$A24])" office:value-type="float" office:value="3.76762680431182">
            <text:p>3.7676268043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TINV((1-[.B$1])*2;[.$A25])" office:value-type="float" office:value="1.31783593367315">
            <text:p>1.3178359337</text:p>
          </table:table-cell>
          <table:table-cell table:formula="of:=TINV((1-[.C$1])*2;[.$A25])" office:value-type="float" office:value="1.71088207990943">
            <text:p>1.7108820799</text:p>
          </table:table-cell>
          <table:table-cell table:formula="of:=TINV((1-[.D$1])*2;[.$A25])" office:value-type="float" office:value="1.82805117195964">
            <text:p>1.828051172</text:p>
          </table:table-cell>
          <table:table-cell table:formula="of:=TINV((1-[.E$1])*2;[.$A25])" office:value-type="float" office:value="2.06389856162802">
            <text:p>2.0638985616</text:p>
          </table:table-cell>
          <table:table-cell table:formula="of:=TINV((1-[.F$1])*2;[.$A25])" office:value-type="float" office:value="2.17154467600808">
            <text:p>2.171544676</text:p>
          </table:table-cell>
          <table:table-cell table:formula="of:=TINV((1-[.G$1])*2;[.$A25])" office:value-type="float" office:value="2.39094931512947">
            <text:p>2.3909493151</text:p>
          </table:table-cell>
          <table:table-cell table:formula="of:=TINV((1-[.H$1])*2;[.$A25])" office:value-type="float" office:value="2.49215947315775">
            <text:p>2.4921594732</text:p>
          </table:table-cell>
          <table:table-cell table:formula="of:=TINV((1-[.I$1])*2;[.$A25])" office:value-type="float" office:value="2.79693950477446">
            <text:p>2.7969395048</text:p>
          </table:table-cell>
          <table:table-cell table:formula="of:=TINV((1-[.J$1])*2;[.$A25])" office:value-type="float" office:value="3.46677729801603">
            <text:p>3.466777298</text:p>
          </table:table-cell>
          <table:table-cell table:formula="of:=TINV((1-[.K$1])*2;[.$A25])" office:value-type="float" office:value="3.7453986192901">
            <text:p>3.7453986193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TINV((1-[.B$1])*2;[.$A26])" office:value-type="float" office:value="1.31634507267387">
            <text:p>1.3163450727</text:p>
          </table:table-cell>
          <table:table-cell table:formula="of:=TINV((1-[.C$1])*2;[.$A26])" office:value-type="float" office:value="1.7081407612519">
            <text:p>1.7081407613</text:p>
          </table:table-cell>
          <table:table-cell table:formula="of:=TINV((1-[.D$1])*2;[.$A26])" office:value-type="float" office:value="1.8248284689556">
            <text:p>1.824828469</text:p>
          </table:table-cell>
          <table:table-cell table:formula="of:=TINV((1-[.E$1])*2;[.$A26])" office:value-type="float" office:value="2.0595385527533">
            <text:p>2.0595385528</text:p>
          </table:table-cell>
          <table:table-cell table:formula="of:=TINV((1-[.F$1])*2;[.$A26])" office:value-type="float" office:value="2.16658663445276">
            <text:p>2.1665866345</text:p>
          </table:table-cell>
          <table:table-cell table:formula="of:=TINV((1-[.G$1])*2;[.$A26])" office:value-type="float" office:value="2.38461020080469">
            <text:p>2.3846102008</text:p>
          </table:table-cell>
          <table:table-cell table:formula="of:=TINV((1-[.H$1])*2;[.$A26])" office:value-type="float" office:value="2.48510717541076">
            <text:p>2.4851071754</text:p>
          </table:table-cell>
          <table:table-cell table:formula="of:=TINV((1-[.I$1])*2;[.$A26])" office:value-type="float" office:value="2.78743581367697">
            <text:p>2.7874358137</text:p>
          </table:table-cell>
          <table:table-cell table:formula="of:=TINV((1-[.J$1])*2;[.$A26])" office:value-type="float" office:value="3.45018872697306">
            <text:p>3.450188727</text:p>
          </table:table-cell>
          <table:table-cell table:formula="of:=TINV((1-[.K$1])*2;[.$A26])" office:value-type="float" office:value="3.72514394972869">
            <text:p>3.7251439497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TINV((1-[.B$1])*2;[.$A27])" office:value-type="float" office:value="1.31497186427052">
            <text:p>1.3149718643</text:p>
          </table:table-cell>
          <table:table-cell table:formula="of:=TINV((1-[.C$1])*2;[.$A27])" office:value-type="float" office:value="1.70561791975927">
            <text:p>1.7056179198</text:p>
          </table:table-cell>
          <table:table-cell table:formula="of:=TINV((1-[.D$1])*2;[.$A27])" office:value-type="float" office:value="1.82186341838002">
            <text:p>1.8218634184</text:p>
          </table:table-cell>
          <table:table-cell table:formula="of:=TINV((1-[.E$1])*2;[.$A27])" office:value-type="float" office:value="2.05552943864287">
            <text:p>2.0555294386</text:p>
          </table:table-cell>
          <table:table-cell table:formula="of:=TINV((1-[.F$1])*2;[.$A27])" office:value-type="float" office:value="2.16202887344659">
            <text:p>2.1620288734</text:p>
          </table:table-cell>
          <table:table-cell table:formula="of:=TINV((1-[.G$1])*2;[.$A27])" office:value-type="float" office:value="2.37878626623559">
            <text:p>2.3787862662</text:p>
          </table:table-cell>
          <table:table-cell table:formula="of:=TINV((1-[.H$1])*2;[.$A27])" office:value-type="float" office:value="2.47862982359124">
            <text:p>2.4786298236</text:p>
          </table:table-cell>
          <table:table-cell table:formula="of:=TINV((1-[.I$1])*2;[.$A27])" office:value-type="float" office:value="2.77871453332968">
            <text:p>2.7787145333</text:p>
          </table:table-cell>
          <table:table-cell table:formula="of:=TINV((1-[.J$1])*2;[.$A27])" office:value-type="float" office:value="3.43499718156311">
            <text:p>3.4349971816</text:p>
          </table:table-cell>
          <table:table-cell table:formula="of:=TINV((1-[.K$1])*2;[.$A27])" office:value-type="float" office:value="3.70661174348095">
            <text:p>3.7066117435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TINV((1-[.B$1])*2;[.$A28])" office:value-type="float" office:value="1.31370291282927">
            <text:p>1.3137029128</text:p>
          </table:table-cell>
          <table:table-cell table:formula="of:=TINV((1-[.C$1])*2;[.$A28])" office:value-type="float" office:value="1.70328844572213">
            <text:p>1.7032884457</text:p>
          </table:table-cell>
          <table:table-cell table:formula="of:=TINV((1-[.D$1])*2;[.$A28])" office:value-type="float" office:value="1.81912631961873">
            <text:p>1.8191263196</text:p>
          </table:table-cell>
          <table:table-cell table:formula="of:=TINV((1-[.E$1])*2;[.$A28])" office:value-type="float" office:value="2.05183051648028">
            <text:p>2.0518305165</text:p>
          </table:table-cell>
          <table:table-cell table:formula="of:=TINV((1-[.F$1])*2;[.$A28])" office:value-type="float" office:value="2.157824823917">
            <text:p>2.1578248239</text:p>
          </table:table-cell>
          <table:table-cell table:formula="of:=TINV((1-[.G$1])*2;[.$A28])" office:value-type="float" office:value="2.37341720091261">
            <text:p>2.3734172009</text:p>
          </table:table-cell>
          <table:table-cell table:formula="of:=TINV((1-[.H$1])*2;[.$A28])" office:value-type="float" office:value="2.47265991195601">
            <text:p>2.472659912</text:p>
          </table:table-cell>
          <table:table-cell table:formula="of:=TINV((1-[.I$1])*2;[.$A28])" office:value-type="float" office:value="2.77068295712221">
            <text:p>2.7706829571</text:p>
          </table:table-cell>
          <table:table-cell table:formula="of:=TINV((1-[.J$1])*2;[.$A28])" office:value-type="float" office:value="3.4210336212293">
            <text:p>3.4210336212</text:p>
          </table:table-cell>
          <table:table-cell table:formula="of:=TINV((1-[.K$1])*2;[.$A28])" office:value-type="float" office:value="3.68959171345928">
            <text:p>3.6895917135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TINV((1-[.B$1])*2;[.$A29])" office:value-type="float" office:value="1.31252678159267">
            <text:p>1.3125267816</text:p>
          </table:table-cell>
          <table:table-cell table:formula="of:=TINV((1-[.C$1])*2;[.$A29])" office:value-type="float" office:value="1.70113093426593">
            <text:p>1.7011309343</text:p>
          </table:table-cell>
          <table:table-cell table:formula="of:=TINV((1-[.D$1])*2;[.$A29])" office:value-type="float" office:value="1.81659186669244">
            <text:p>1.8165918667</text:p>
          </table:table-cell>
          <table:table-cell table:formula="of:=TINV((1-[.E$1])*2;[.$A29])" office:value-type="float" office:value="2.04840714179525">
            <text:p>2.0484071418</text:p>
          </table:table-cell>
          <table:table-cell table:formula="of:=TINV((1-[.F$1])*2;[.$A29])" office:value-type="float" office:value="2.15393486769496">
            <text:p>2.1539348677</text:p>
          </table:table-cell>
          <table:table-cell table:formula="of:=TINV((1-[.G$1])*2;[.$A29])" office:value-type="float" office:value="2.36845174916874">
            <text:p>2.3684517492</text:p>
          </table:table-cell>
          <table:table-cell table:formula="of:=TINV((1-[.H$1])*2;[.$A29])" office:value-type="float" office:value="2.46714009796747">
            <text:p>2.467140098</text:p>
          </table:table-cell>
          <table:table-cell table:formula="of:=TINV((1-[.I$1])*2;[.$A29])" office:value-type="float" office:value="2.76326245546144">
            <text:p>2.7632624555</text:p>
          </table:table-cell>
          <table:table-cell table:formula="of:=TINV((1-[.J$1])*2;[.$A29])" office:value-type="float" office:value="3.40815517835336">
            <text:p>3.4081551784</text:p>
          </table:table-cell>
          <table:table-cell table:formula="of:=TINV((1-[.K$1])*2;[.$A29])" office:value-type="float" office:value="3.67390640070132">
            <text:p>3.6739064007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TINV((1-[.B$1])*2;[.$A30])" office:value-type="float" office:value="1.31143364730155">
            <text:p>1.3114336473</text:p>
          </table:table-cell>
          <table:table-cell table:formula="of:=TINV((1-[.C$1])*2;[.$A30])" office:value-type="float" office:value="1.6991270265335">
            <text:p>1.6991270265</text:p>
          </table:table-cell>
          <table:table-cell table:formula="of:=TINV((1-[.D$1])*2;[.$A30])" office:value-type="float" office:value="1.81423836466538">
            <text:p>1.8142383647</text:p>
          </table:table-cell>
          <table:table-cell table:formula="of:=TINV((1-[.E$1])*2;[.$A30])" office:value-type="float" office:value="2.0452296421327">
            <text:p>2.0452296421</text:p>
          </table:table-cell>
          <table:table-cell table:formula="of:=TINV((1-[.F$1])*2;[.$A30])" office:value-type="float" office:value="2.15032508783555">
            <text:p>2.1503250878</text:p>
          </table:table-cell>
          <table:table-cell table:formula="of:=TINV((1-[.G$1])*2;[.$A30])" office:value-type="float" office:value="2.36384607320831">
            <text:p>2.3638460732</text:p>
          </table:table-cell>
          <table:table-cell table:formula="of:=TINV((1-[.H$1])*2;[.$A30])" office:value-type="float" office:value="2.46202136015041">
            <text:p>2.4620213602</text:p>
          </table:table-cell>
          <table:table-cell table:formula="of:=TINV((1-[.I$1])*2;[.$A30])" office:value-type="float" office:value="2.7563859036706">
            <text:p>2.7563859037</text:p>
          </table:table-cell>
          <table:table-cell table:formula="of:=TINV((1-[.J$1])*2;[.$A30])" office:value-type="float" office:value="3.3962402883568">
            <text:p>3.3962402884</text:p>
          </table:table-cell>
          <table:table-cell table:formula="of:=TINV((1-[.K$1])*2;[.$A30])" office:value-type="float" office:value="3.65940501946637">
            <text:p>3.6594050195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TINV((1-[.B$1])*2;[.$A31])" office:value-type="float" office:value="1.3104150253914">
            <text:p>1.3104150254</text:p>
          </table:table-cell>
          <table:table-cell table:formula="of:=TINV((1-[.C$1])*2;[.$A31])" office:value-type="float" office:value="1.69726088659396">
            <text:p>1.6972608866</text:p>
          </table:table-cell>
          <table:table-cell table:formula="of:=TINV((1-[.D$1])*2;[.$A31])" office:value-type="float" office:value="1.8120471079011">
            <text:p>1.8120471079</text:p>
          </table:table-cell>
          <table:table-cell table:formula="of:=TINV((1-[.E$1])*2;[.$A31])" office:value-type="float" office:value="2.04227245630124">
            <text:p>2.0422724563</text:p>
          </table:table-cell>
          <table:table-cell table:formula="of:=TINV((1-[.F$1])*2;[.$A31])" office:value-type="float" office:value="2.14696627908979">
            <text:p>2.1469662791</text:p>
          </table:table-cell>
          <table:table-cell table:formula="of:=TINV((1-[.G$1])*2;[.$A31])" office:value-type="float" office:value="2.35956245870093">
            <text:p>2.3595624587</text:p>
          </table:table-cell>
          <table:table-cell table:formula="of:=TINV((1-[.H$1])*2;[.$A31])" office:value-type="float" office:value="2.45726154240059">
            <text:p>2.4572615424</text:p>
          </table:table-cell>
          <table:table-cell table:formula="of:=TINV((1-[.I$1])*2;[.$A31])" office:value-type="float" office:value="2.74999565356723">
            <text:p>2.7499956536</text:p>
          </table:table-cell>
          <table:table-cell table:formula="of:=TINV((1-[.J$1])*2;[.$A31])" office:value-type="float" office:value="3.3851848668293">
            <text:p>3.3851848668</text:p>
          </table:table-cell>
          <table:table-cell table:formula="of:=TINV((1-[.K$1])*2;[.$A31])" office:value-type="float" office:value="3.64595863504206">
            <text:p>3.64595863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TINV((1-[.B$1])*2;[.$A32])" office:value-type="float" office:value="1.30621180201603">
            <text:p>1.306211802</text:p>
          </table:table-cell>
          <table:table-cell table:formula="of:=TINV((1-[.C$1])*2;[.$A32])" office:value-type="float" office:value="1.68957245778027">
            <text:p>1.6895724578</text:p>
          </table:table-cell>
          <table:table-cell table:formula="of:=TINV((1-[.D$1])*2;[.$A32])" office:value-type="float" office:value="1.80302372675503">
            <text:p>1.8030237268</text:p>
          </table:table-cell>
          <table:table-cell table:formula="of:=TINV((1-[.E$1])*2;[.$A32])" office:value-type="float" office:value="2.03010792825034">
            <text:p>2.0301079283</text:p>
          </table:table-cell>
          <table:table-cell table:formula="of:=TINV((1-[.F$1])*2;[.$A32])" office:value-type="float" office:value="2.13315662523993">
            <text:p>2.1331566252</text:p>
          </table:table-cell>
          <table:table-cell table:formula="of:=TINV((1-[.G$1])*2;[.$A32])" office:value-type="float" office:value="2.34196929930104">
            <text:p>2.3419692993</text:p>
          </table:table-cell>
          <table:table-cell table:formula="of:=TINV((1-[.H$1])*2;[.$A32])" office:value-type="float" office:value="2.43772254714374">
            <text:p>2.4377225471</text:p>
          </table:table-cell>
          <table:table-cell table:formula="of:=TINV((1-[.I$1])*2;[.$A32])" office:value-type="float" office:value="2.72380558920809">
            <text:p>2.7238055892</text:p>
          </table:table-cell>
          <table:table-cell table:formula="of:=TINV((1-[.J$1])*2;[.$A32])" office:value-type="float" office:value="3.34004520209858">
            <text:p>3.3400452021</text:p>
          </table:table-cell>
          <table:table-cell table:formula="of:=TINV((1-[.K$1])*2;[.$A32])" office:value-type="float" office:value="3.59114677581082">
            <text:p>3.591146775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TINV((1-[.B$1])*2;[.$A33])" office:value-type="float" office:value="1.30307705260719">
            <text:p>1.3030770526</text:p>
          </table:table-cell>
          <table:table-cell table:formula="of:=TINV((1-[.C$1])*2;[.$A33])" office:value-type="float" office:value="1.68385101333566">
            <text:p>1.6838510133</text:p>
          </table:table-cell>
          <table:table-cell table:formula="of:=TINV((1-[.D$1])*2;[.$A33])" office:value-type="float" office:value="1.79631359330289">
            <text:p>1.7963135933</text:p>
          </table:table-cell>
          <table:table-cell table:formula="of:=TINV((1-[.E$1])*2;[.$A33])" office:value-type="float" office:value="2.02107539030627">
            <text:p>2.0210753903</text:p>
          </table:table-cell>
          <table:table-cell table:formula="of:=TINV((1-[.F$1])*2;[.$A33])" office:value-type="float" office:value="2.12290981961773">
            <text:p>2.1229098196</text:p>
          </table:table-cell>
          <table:table-cell table:formula="of:=TINV((1-[.G$1])*2;[.$A33])" office:value-type="float" office:value="2.32893476756912">
            <text:p>2.3289347676</text:p>
          </table:table-cell>
          <table:table-cell table:formula="of:=TINV((1-[.H$1])*2;[.$A33])" office:value-type="float" office:value="2.42325677933486">
            <text:p>2.4232567793</text:p>
          </table:table-cell>
          <table:table-cell table:formula="of:=TINV((1-[.I$1])*2;[.$A33])" office:value-type="float" office:value="2.70445926743316">
            <text:p>2.7044592674</text:p>
          </table:table-cell>
          <table:table-cell table:formula="of:=TINV((1-[.J$1])*2;[.$A33])" office:value-type="float" office:value="3.30687771408582">
            <text:p>3.3068777141</text:p>
          </table:table-cell>
          <table:table-cell table:formula="of:=TINV((1-[.K$1])*2;[.$A33])" office:value-type="float" office:value="3.55096576086335">
            <text:p>3.550965760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TINV((1-[.B$1])*2;[.$A34])" office:value-type="float" office:value="1.29871369419481">
            <text:p>1.2987136942</text:p>
          </table:table-cell>
          <table:table-cell table:formula="of:=TINV((1-[.C$1])*2;[.$A34])" office:value-type="float" office:value="1.6759050251631">
            <text:p>1.6759050252</text:p>
          </table:table-cell>
          <table:table-cell table:formula="of:=TINV((1-[.D$1])*2;[.$A34])" office:value-type="float" office:value="1.78700123574576">
            <text:p>1.7870012357</text:p>
          </table:table-cell>
          <table:table-cell table:formula="of:=TINV((1-[.E$1])*2;[.$A34])" office:value-type="float" office:value="2.00855911210076">
            <text:p>2.0085591121</text:p>
          </table:table-cell>
          <table:table-cell table:formula="of:=TINV((1-[.F$1])*2;[.$A34])" office:value-type="float" office:value="2.10872128189626">
            <text:p>2.1087212819</text:p>
          </table:table-cell>
          <table:table-cell table:formula="of:=TINV((1-[.G$1])*2;[.$A34])" office:value-type="float" office:value="2.31091393556491">
            <text:p>2.3109139356</text:p>
          </table:table-cell>
          <table:table-cell table:formula="of:=TINV((1-[.H$1])*2;[.$A34])" office:value-type="float" office:value="2.40327191667417">
            <text:p>2.4032719167</text:p>
          </table:table-cell>
          <table:table-cell table:formula="of:=TINV((1-[.I$1])*2;[.$A34])" office:value-type="float" office:value="2.67779327094084">
            <text:p>2.6777932709</text:p>
          </table:table-cell>
          <table:table-cell table:formula="of:=TINV((1-[.J$1])*2;[.$A34])" office:value-type="float" office:value="3.26140905579832">
            <text:p>3.2614090558</text:p>
          </table:table-cell>
          <table:table-cell table:formula="of:=TINV((1-[.K$1])*2;[.$A34])" office:value-type="float" office:value="3.49601288181118">
            <text:p>3.496012881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TINV((1-[.B$1])*2;[.$A35])" office:value-type="float" office:value="1.29582109351572">
            <text:p>1.2958210935</text:p>
          </table:table-cell>
          <table:table-cell table:formula="of:=TINV((1-[.C$1])*2;[.$A35])" office:value-type="float" office:value="1.67064886490464">
            <text:p>1.6706488649</text:p>
          </table:table-cell>
          <table:table-cell table:formula="of:=TINV((1-[.D$1])*2;[.$A35])" office:value-type="float" office:value="1.78084555846477">
            <text:p>1.7808455585</text:p>
          </table:table-cell>
          <table:table-cell table:formula="of:=TINV((1-[.E$1])*2;[.$A35])" office:value-type="float" office:value="2.00029782201426">
            <text:p>2.000297822</text:p>
          </table:table-cell>
          <table:table-cell table:formula="of:=TINV((1-[.F$1])*2;[.$A35])" office:value-type="float" office:value="2.09936284457244">
            <text:p>2.0993628446</text:p>
          </table:table-cell>
          <table:table-cell table:formula="of:=TINV((1-[.G$1])*2;[.$A35])" office:value-type="float" office:value="2.2990455819789">
            <text:p>2.299045582</text:p>
          </table:table-cell>
          <table:table-cell table:formula="of:=TINV((1-[.H$1])*2;[.$A35])" office:value-type="float" office:value="2.39011947262491">
            <text:p>2.3901194726</text:p>
          </table:table-cell>
          <table:table-cell table:formula="of:=TINV((1-[.I$1])*2;[.$A35])" office:value-type="float" office:value="2.66028302885504">
            <text:p>2.6602830289</text:p>
          </table:table-cell>
          <table:table-cell table:formula="of:=TINV((1-[.J$1])*2;[.$A35])" office:value-type="float" office:value="3.23170912602436">
            <text:p>3.231709126</text:p>
          </table:table-cell>
          <table:table-cell table:formula="of:=TINV((1-[.K$1])*2;[.$A35])" office:value-type="float" office:value="3.46020046919639">
            <text:p>3.460200469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TINV((1-[.B$1])*2;[.$A36])" office:value-type="float" office:value="1.29376289793766">
            <text:p>1.2937628979</text:p>
          </table:table-cell>
          <table:table-cell table:formula="of:=TINV((1-[.C$1])*2;[.$A36])" office:value-type="float" office:value="1.66691447905596">
            <text:p>1.6669144791</text:p>
          </table:table-cell>
          <table:table-cell table:formula="of:=TINV((1-[.D$1])*2;[.$A36])" office:value-type="float" office:value="1.77647418183208">
            <text:p>1.7764741818</text:p>
          </table:table-cell>
          <table:table-cell table:formula="of:=TINV((1-[.E$1])*2;[.$A36])" office:value-type="float" office:value="1.99443711177118">
            <text:p>1.9944371118</text:p>
          </table:table-cell>
          <table:table-cell table:formula="of:=TINV((1-[.F$1])*2;[.$A36])" office:value-type="float" office:value="2.09272700533242">
            <text:p>2.0927270053</text:p>
          </table:table-cell>
          <table:table-cell table:formula="of:=TINV((1-[.G$1])*2;[.$A36])" office:value-type="float" office:value="2.29063862855163">
            <text:p>2.2906386286</text:p>
          </table:table-cell>
          <table:table-cell table:formula="of:=TINV((1-[.H$1])*2;[.$A36])" office:value-type="float" office:value="2.38080748229143">
            <text:p>2.3808074823</text:p>
          </table:table-cell>
          <table:table-cell table:formula="of:=TINV((1-[.I$1])*2;[.$A36])" office:value-type="float" office:value="2.64790462375115">
            <text:p>2.6479046238</text:p>
          </table:table-cell>
          <table:table-cell table:formula="of:=TINV((1-[.J$1])*2;[.$A36])" office:value-type="float" office:value="3.21078906096783">
            <text:p>3.210789061</text:p>
          </table:table-cell>
          <table:table-cell table:formula="of:=TINV((1-[.K$1])*2;[.$A36])" office:value-type="float" office:value="3.43501452142085">
            <text:p>3.43501452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TINV((1-[.B$1])*2;[.$A37])" office:value-type="float" office:value="1.29222358305913">
            <text:p>1.2922235831</text:p>
          </table:table-cell>
          <table:table-cell table:formula="of:=TINV((1-[.C$1])*2;[.$A37])" office:value-type="float" office:value="1.66412457858967">
            <text:p>1.6641245786</text:p>
          </table:table-cell>
          <table:table-cell table:formula="of:=TINV((1-[.D$1])*2;[.$A37])" office:value-type="float" office:value="1.77320953488619">
            <text:p>1.7732095349</text:p>
          </table:table-cell>
          <table:table-cell table:formula="of:=TINV((1-[.E$1])*2;[.$A37])" office:value-type="float" office:value="1.99006342125445">
            <text:p>1.9900634213</text:p>
          </table:table-cell>
          <table:table-cell table:formula="of:=TINV((1-[.F$1])*2;[.$A37])" office:value-type="float" office:value="2.08777659781073">
            <text:p>2.0877765978</text:p>
          </table:table-cell>
          <table:table-cell table:formula="of:=TINV((1-[.G$1])*2;[.$A37])" office:value-type="float" office:value="2.28437161794654">
            <text:p>2.2843716179</text:p>
          </table:table-cell>
          <table:table-cell table:formula="of:=TINV((1-[.H$1])*2;[.$A37])" office:value-type="float" office:value="2.37386827296734">
            <text:p>2.373868273</text:p>
          </table:table-cell>
          <table:table-cell table:formula="of:=TINV((1-[.I$1])*2;[.$A37])" office:value-type="float" office:value="2.63869059634418">
            <text:p>2.6386905963</text:p>
          </table:table-cell>
          <table:table-cell table:formula="of:=TINV((1-[.J$1])*2;[.$A37])" office:value-type="float" office:value="3.19525769029074">
            <text:p>3.1952576903</text:p>
          </table:table-cell>
          <table:table-cell table:formula="of:=TINV((1-[.K$1])*2;[.$A37])" office:value-type="float" office:value="3.41633745847698">
            <text:p>3.416337458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TINV((1-[.B$1])*2;[.$A38])" office:value-type="float" office:value="1.29102889874089">
            <text:p>1.2910288987</text:p>
          </table:table-cell>
          <table:table-cell table:formula="of:=TINV((1-[.C$1])*2;[.$A38])" office:value-type="float" office:value="1.66196108403016">
            <text:p>1.661961084</text:p>
          </table:table-cell>
          <table:table-cell table:formula="of:=TINV((1-[.D$1])*2;[.$A38])" office:value-type="float" office:value="1.7706785588413">
            <text:p>1.7706785588</text:p>
          </table:table-cell>
          <table:table-cell table:formula="of:=TINV((1-[.E$1])*2;[.$A38])" office:value-type="float" office:value="1.98667454070377">
            <text:p>1.9866745407</text:p>
          </table:table-cell>
          <table:table-cell table:formula="of:=TINV((1-[.F$1])*2;[.$A38])" office:value-type="float" office:value="2.08394188365556">
            <text:p>2.0839418837</text:p>
          </table:table-cell>
          <table:table-cell table:formula="of:=TINV((1-[.G$1])*2;[.$A38])" office:value-type="float" office:value="2.27951977720989">
            <text:p>2.2795197772</text:p>
          </table:table-cell>
          <table:table-cell table:formula="of:=TINV((1-[.H$1])*2;[.$A38])" office:value-type="float" office:value="2.36849747623917">
            <text:p>2.3684974762</text:p>
          </table:table-cell>
          <table:table-cell table:formula="of:=TINV((1-[.I$1])*2;[.$A38])" office:value-type="float" office:value="2.63156516558716">
            <text:p>2.6315651656</text:p>
          </table:table-cell>
          <table:table-cell table:formula="of:=TINV((1-[.J$1])*2;[.$A38])" office:value-type="float" office:value="3.18327081405355">
            <text:p>3.1832708141</text:p>
          </table:table-cell>
          <table:table-cell table:formula="of:=TINV((1-[.K$1])*2;[.$A38])" office:value-type="float" office:value="3.40193530686024">
            <text:p>3.401935306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TINV((1-[.B$1])*2;[.$A39])" office:value-type="float" office:value="1.29007476134652">
            <text:p>1.2900747613</text:p>
          </table:table-cell>
          <table:table-cell table:formula="of:=TINV((1-[.C$1])*2;[.$A39])" office:value-type="float" office:value="1.66023432608534">
            <text:p>1.6602343261</text:p>
          </table:table-cell>
          <table:table-cell table:formula="of:=TINV((1-[.D$1])*2;[.$A39])" office:value-type="float" office:value="1.76865892331258">
            <text:p>1.7686589233</text:p>
          </table:table-cell>
          <table:table-cell table:formula="of:=TINV((1-[.E$1])*2;[.$A39])" office:value-type="float" office:value="1.98397151852356">
            <text:p>1.9839715185</text:p>
          </table:table-cell>
          <table:table-cell table:formula="of:=TINV((1-[.F$1])*2;[.$A39])" office:value-type="float" office:value="2.08088390133708">
            <text:p>2.0808839013</text:p>
          </table:table-cell>
          <table:table-cell table:formula="of:=TINV((1-[.G$1])*2;[.$A39])" office:value-type="float" office:value="2.27565241302895">
            <text:p>2.275652413</text:p>
          </table:table-cell>
          <table:table-cell table:formula="of:=TINV((1-[.H$1])*2;[.$A39])" office:value-type="float" office:value="2.36421736623848">
            <text:p>2.3642173662</text:p>
          </table:table-cell>
          <table:table-cell table:formula="of:=TINV((1-[.I$1])*2;[.$A39])" office:value-type="float" office:value="2.62589052143802">
            <text:p>2.6258905214</text:p>
          </table:table-cell>
          <table:table-cell table:formula="of:=TINV((1-[.J$1])*2;[.$A39])" office:value-type="float" office:value="3.17373949373878">
            <text:p>3.1737394937</text:p>
          </table:table-cell>
          <table:table-cell table:formula="of:=TINV((1-[.K$1])*2;[.$A39])" office:value-type="float" office:value="3.39049131116426">
            <text:p>3.3904913112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TINV((1-[.B$1])*2;[.$A40])" office:value-type="float" office:value="1.28722091361494">
            <text:p>1.2872209136</text:p>
          </table:table-cell>
          <table:table-cell table:formula="of:=TINV((1-[.C$1])*2;[.$A40])" office:value-type="float" office:value="1.65507550018718">
            <text:p>1.6550755002</text:p>
          </table:table-cell>
          <table:table-cell table:formula="of:=TINV((1-[.D$1])*2;[.$A40])" office:value-type="float" office:value="1.76262733696251">
            <text:p>1.762627337</text:p>
          </table:table-cell>
          <table:table-cell table:formula="of:=TINV((1-[.E$1])*2;[.$A40])" office:value-type="float" office:value="1.97590533089663">
            <text:p>1.9759053309</text:p>
          </table:table-cell>
          <table:table-cell table:formula="of:=TINV((1-[.F$1])*2;[.$A40])" office:value-type="float" office:value="2.07176186802421">
            <text:p>2.071761868</text:p>
          </table:table-cell>
          <table:table-cell table:formula="of:=TINV((1-[.G$1])*2;[.$A40])" office:value-type="float" office:value="2.26412508095827">
            <text:p>2.264125081</text:p>
          </table:table-cell>
          <table:table-cell table:formula="of:=TINV((1-[.H$1])*2;[.$A40])" office:value-type="float" office:value="2.3514645817783">
            <text:p>2.3514645818</text:p>
          </table:table-cell>
          <table:table-cell table:formula="of:=TINV((1-[.I$1])*2;[.$A40])" office:value-type="float" office:value="2.60900256586554">
            <text:p>2.6090025659</text:p>
          </table:table-cell>
          <table:table-cell table:formula="of:=TINV((1-[.J$1])*2;[.$A40])" office:value-type="float" office:value="3.14545253198236">
            <text:p>3.145452532</text:p>
          </table:table-cell>
          <table:table-cell table:formula="of:=TINV((1-[.K$1])*2;[.$A40])" office:value-type="float" office:value="3.35656898174247">
            <text:p>3.356568981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TINV((1-[.B$1])*2;[.$A41])" office:value-type="float" office:value="1.28579879399481">
            <text:p>1.285798794</text:p>
          </table:table-cell>
          <table:table-cell table:formula="of:=TINV((1-[.C$1])*2;[.$A41])" office:value-type="float" office:value="1.65250810091089">
            <text:p>1.6525081009</text:p>
          </table:table-cell>
          <table:table-cell table:formula="of:=TINV((1-[.D$1])*2;[.$A41])" office:value-type="float" office:value="1.75962684014915">
            <text:p>1.7596268401</text:p>
          </table:table-cell>
          <table:table-cell table:formula="of:=TINV((1-[.E$1])*2;[.$A41])" office:value-type="float" office:value="1.97189622363391">
            <text:p>1.9718962236</text:p>
          </table:table-cell>
          <table:table-cell table:formula="of:=TINV((1-[.F$1])*2;[.$A41])" office:value-type="float" office:value="2.06722988018848">
            <text:p>2.0672298802</text:p>
          </table:table-cell>
          <table:table-cell table:formula="of:=TINV((1-[.G$1])*2;[.$A41])" office:value-type="float" office:value="2.25840318392699">
            <text:p>2.2584031839</text:p>
          </table:table-cell>
          <table:table-cell table:formula="of:=TINV((1-[.H$1])*2;[.$A41])" office:value-type="float" office:value="2.34513708225947">
            <text:p>2.3451370823</text:p>
          </table:table-cell>
          <table:table-cell table:formula="of:=TINV((1-[.I$1])*2;[.$A41])" office:value-type="float" office:value="2.60063443619156">
            <text:p>2.6006344362</text:p>
          </table:table-cell>
          <table:table-cell table:formula="of:=TINV((1-[.J$1])*2;[.$A41])" office:value-type="float" office:value="3.13147981422112">
            <text:p>3.1314798142</text:p>
          </table:table-cell>
          <table:table-cell table:formula="of:=TINV((1-[.K$1])*2;[.$A41])" office:value-type="float" office:value="3.33983540627571">
            <text:p>3.339835406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TINV((1-[.B$1])*2;[.$A42])" office:value-type="float" office:value="1.28494705542225">
            <text:p>1.2849470554</text:p>
          </table:table-cell>
          <table:table-cell table:formula="of:=TINV((1-[.C$1])*2;[.$A42])" office:value-type="float" office:value="1.65097148981287">
            <text:p>1.6509714898</text:p>
          </table:table-cell>
          <table:table-cell table:formula="of:=TINV((1-[.D$1])*2;[.$A42])" office:value-type="float" office:value="1.75783141458474">
            <text:p>1.7578314146</text:p>
          </table:table-cell>
          <table:table-cell table:formula="of:=TINV((1-[.E$1])*2;[.$A42])" office:value-type="float" office:value="1.96949839342116">
            <text:p>1.9694983934</text:p>
          </table:table-cell>
          <table:table-cell table:formula="of:=TINV((1-[.F$1])*2;[.$A42])" office:value-type="float" office:value="2.0645199227405">
            <text:p>2.0645199227</text:p>
          </table:table-cell>
          <table:table-cell table:formula="of:=TINV((1-[.G$1])*2;[.$A42])" office:value-type="float" office:value="2.25498332313264">
            <text:p>2.2549833231</text:p>
          </table:table-cell>
          <table:table-cell table:formula="of:=TINV((1-[.H$1])*2;[.$A42])" office:value-type="float" office:value="2.34135611838592">
            <text:p>2.3413561184</text:p>
          </table:table-cell>
          <table:table-cell table:formula="of:=TINV((1-[.I$1])*2;[.$A42])" office:value-type="float" office:value="2.59563763046618">
            <text:p>2.5956376305</text:p>
          </table:table-cell>
          <table:table-cell table:formula="of:=TINV((1-[.J$1])*2;[.$A42])" office:value-type="float" office:value="3.12315022902708">
            <text:p>3.123150229</text:p>
          </table:table-cell>
          <table:table-cell table:formula="of:=TINV((1-[.K$1])*2;[.$A42])" office:value-type="float" office:value="3.32986720567315">
            <text:p>3.329867205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TINV((1-[.B$1])*2;[.$A43])" office:value-type="float" office:value="1.28437986757898">
            <text:p>1.2843798676</text:p>
          </table:table-cell>
          <table:table-cell table:formula="of:=TINV((1-[.C$1])*2;[.$A43])" office:value-type="float" office:value="1.64994867393764">
            <text:p>1.6499486739</text:p>
          </table:table-cell>
          <table:table-cell table:formula="of:=TINV((1-[.D$1])*2;[.$A43])" office:value-type="float" office:value="1.75663648927907">
            <text:p>1.7566364893</text:p>
          </table:table-cell>
          <table:table-cell table:formula="of:=TINV((1-[.E$1])*2;[.$A43])" office:value-type="float" office:value="1.96790301126108">
            <text:p>1.9679030113</text:p>
          </table:table-cell>
          <table:table-cell table:formula="of:=TINV((1-[.F$1])*2;[.$A43])" office:value-type="float" office:value="2.06271712002736">
            <text:p>2.06271712</text:p>
          </table:table-cell>
          <table:table-cell table:formula="of:=TINV((1-[.G$1])*2;[.$A43])" office:value-type="float" office:value="2.25270892778126">
            <text:p>2.2527089278</text:p>
          </table:table-cell>
          <table:table-cell table:formula="of:=TINV((1-[.H$1])*2;[.$A43])" office:value-type="float" office:value="2.33884192378698">
            <text:p>2.3388419238</text:p>
          </table:table-cell>
          <table:table-cell table:formula="of:=TINV((1-[.I$1])*2;[.$A43])" office:value-type="float" office:value="2.5923164108478">
            <text:p>2.5923164108</text:p>
          </table:table-cell>
          <table:table-cell table:formula="of:=TINV((1-[.J$1])*2;[.$A43])" office:value-type="float" office:value="3.11761955381152">
            <text:p>3.1176195538</text:p>
          </table:table-cell>
          <table:table-cell table:formula="of:=TINV((1-[.K$1])*2;[.$A43])" office:value-type="float" office:value="3.32325151297422">
            <text:p>3.323251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TINV((1-[.B$1])*2;[.$A44])" office:value-type="float" office:value="1.28367159957032">
            <text:p>1.2836715996</text:p>
          </table:table-cell>
          <table:table-cell table:formula="of:=TINV((1-[.C$1])*2;[.$A44])" office:value-type="float" office:value="1.64867194146544">
            <text:p>1.6486719415</text:p>
          </table:table-cell>
          <table:table-cell table:formula="of:=TINV((1-[.D$1])*2;[.$A44])" office:value-type="float" office:value="1.75514510651729">
            <text:p>1.7551451065</text:p>
          </table:table-cell>
          <table:table-cell table:formula="of:=TINV((1-[.E$1])*2;[.$A44])" office:value-type="float" office:value="1.96591234322947">
            <text:p>1.9659123432</text:p>
          </table:table-cell>
          <table:table-cell table:formula="of:=TINV((1-[.F$1])*2;[.$A44])" office:value-type="float" office:value="2.06046792120565">
            <text:p>2.0604679212</text:p>
          </table:table-cell>
          <table:table-cell table:formula="of:=TINV((1-[.G$1])*2;[.$A44])" office:value-type="float" office:value="2.24987211724836">
            <text:p>2.2498721172</text:p>
          </table:table-cell>
          <table:table-cell table:formula="of:=TINV((1-[.H$1])*2;[.$A44])" office:value-type="float" office:value="2.33570641326196">
            <text:p>2.3357064133</text:p>
          </table:table-cell>
          <table:table-cell table:formula="of:=TINV((1-[.I$1])*2;[.$A44])" office:value-type="float" office:value="2.58817608003473">
            <text:p>2.58817608</text:p>
          </table:table-cell>
          <table:table-cell table:formula="of:=TINV((1-[.J$1])*2;[.$A44])" office:value-type="float" office:value="3.11073127381642">
            <text:p>3.1107312738</text:p>
          </table:table-cell>
          <table:table-cell table:formula="of:=TINV((1-[.K$1])*2;[.$A44])" office:value-type="float" office:value="3.31501522339757">
            <text:p>3.315015223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TINV((1-[.B$1])*2;[.$A45])" office:value-type="float" office:value="1.28324702071041">
            <text:p>1.2832470207</text:p>
          </table:table-cell>
          <table:table-cell table:formula="of:=TINV((1-[.C$1])*2;[.$A45])" office:value-type="float" office:value="1.64790685392951">
            <text:p>1.6479068539</text:p>
          </table:table-cell>
          <table:table-cell table:formula="of:=TINV((1-[.D$1])*2;[.$A45])" office:value-type="float" office:value="1.75425148774461">
            <text:p>1.7542514877</text:p>
          </table:table-cell>
          <table:table-cell table:formula="of:=TINV((1-[.E$1])*2;[.$A45])" office:value-type="float" office:value="1.96471983746736">
            <text:p>1.9647198375</text:p>
          </table:table-cell>
          <table:table-cell table:formula="of:=TINV((1-[.F$1])*2;[.$A45])" office:value-type="float" office:value="2.0591206932275">
            <text:p>2.0591206932</text:p>
          </table:table-cell>
          <table:table-cell table:formula="of:=TINV((1-[.G$1])*2;[.$A45])" office:value-type="float" office:value="2.2481733215704">
            <text:p>2.2481733216</text:p>
          </table:table-cell>
          <table:table-cell table:formula="of:=TINV((1-[.H$1])*2;[.$A45])" office:value-type="float" office:value="2.33382895535229">
            <text:p>2.3338289554</text:p>
          </table:table-cell>
          <table:table-cell table:formula="of:=TINV((1-[.I$1])*2;[.$A45])" office:value-type="float" office:value="2.58569783514194">
            <text:p>2.5856978351</text:p>
          </table:table-cell>
          <table:table-cell table:formula="of:=TINV((1-[.J$1])*2;[.$A45])" office:value-type="float" office:value="3.10661162432162">
            <text:p>3.1066116243</text:p>
          </table:table-cell>
          <table:table-cell table:formula="of:=TINV((1-[.K$1])*2;[.$A45])" office:value-type="float" office:value="3.3100911515227">
            <text:p>3.310091151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TINV((1-[.B$1])*2;[.$A46])" office:value-type="float" office:value="1.28296412716107">
            <text:p>1.2829641272</text:p>
          </table:table-cell>
          <table:table-cell table:formula="of:=TINV((1-[.C$1])*2;[.$A46])" office:value-type="float" office:value="1.64739719175998">
            <text:p>1.6473971918</text:p>
          </table:table-cell>
          <table:table-cell table:formula="of:=TINV((1-[.D$1])*2;[.$A46])" office:value-type="float" office:value="1.75365624579092">
            <text:p>1.7536562458</text:p>
          </table:table-cell>
          <table:table-cell table:formula="of:=TINV((1-[.E$1])*2;[.$A46])" office:value-type="float" office:value="1.96392562204272">
            <text:p>1.963925622</text:p>
          </table:table-cell>
          <table:table-cell table:formula="of:=TINV((1-[.F$1])*2;[.$A46])" office:value-type="float" office:value="2.05822349441198">
            <text:p>2.0582234944</text:p>
          </table:table-cell>
          <table:table-cell table:formula="of:=TINV((1-[.G$1])*2;[.$A46])" office:value-type="float" office:value="2.24704215968621">
            <text:p>2.2470421597</text:p>
          </table:table-cell>
          <table:table-cell table:formula="of:=TINV((1-[.H$1])*2;[.$A46])" office:value-type="float" office:value="2.33257891711282">
            <text:p>2.3325789171</text:p>
          </table:table-cell>
          <table:table-cell table:formula="of:=TINV((1-[.I$1])*2;[.$A46])" office:value-type="float" office:value="2.58404814686909">
            <text:p>2.5840481469</text:p>
          </table:table-cell>
          <table:table-cell table:formula="of:=TINV((1-[.J$1])*2;[.$A46])" office:value-type="float" office:value="3.10387072374817">
            <text:p>3.1038707237</text:p>
          </table:table-cell>
          <table:table-cell table:formula="of:=TINV((1-[.K$1])*2;[.$A46])" office:value-type="float" office:value="3.30681578775264">
            <text:p>3.306815787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TINV((1-[.B$1])*2;[.$A47])" office:value-type="float" office:value="1.28261068902512">
            <text:p>1.282610689</text:p>
          </table:table-cell>
          <table:table-cell table:formula="of:=TINV((1-[.C$1])*2;[.$A47])" office:value-type="float" office:value="1.64676055937408">
            <text:p>1.6467605594</text:p>
          </table:table-cell>
          <table:table-cell table:formula="of:=TINV((1-[.D$1])*2;[.$A47])" office:value-type="float" office:value="1.7529127596906">
            <text:p>1.7529127597</text:p>
          </table:table-cell>
          <table:table-cell table:formula="of:=TINV((1-[.E$1])*2;[.$A47])" office:value-type="float" office:value="1.96293373872774">
            <text:p>1.9629337387</text:p>
          </table:table-cell>
          <table:table-cell table:formula="of:=TINV((1-[.F$1])*2;[.$A47])" office:value-type="float" office:value="2.05710306690723">
            <text:p>2.0571030669</text:p>
          </table:table-cell>
          <table:table-cell table:formula="of:=TINV((1-[.G$1])*2;[.$A47])" office:value-type="float" office:value="2.24562974483607">
            <text:p>2.2456297448</text:p>
          </table:table-cell>
          <table:table-cell table:formula="of:=TINV((1-[.H$1])*2;[.$A47])" office:value-type="float" office:value="2.33101816708548">
            <text:p>2.3310181671</text:p>
          </table:table-cell>
          <table:table-cell table:formula="of:=TINV((1-[.I$1])*2;[.$A47])" office:value-type="float" office:value="2.58198881611171">
            <text:p>2.5819888161</text:p>
          </table:table-cell>
          <table:table-cell table:formula="of:=TINV((1-[.J$1])*2;[.$A47])" office:value-type="float" office:value="3.10045080774327">
            <text:p>3.1004508077</text:p>
          </table:table-cell>
          <table:table-cell table:formula="of:=TINV((1-[.K$1])*2;[.$A47])" office:value-type="float" office:value="3.30272983170479">
            <text:p>3.302729831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TINV((1-[.B$1])*2;[.$A48])" office:value-type="float" office:value="1.28239872146094">
            <text:p>1.2823987215</text:p>
          </table:table-cell>
          <table:table-cell table:formula="of:=TINV((1-[.C$1])*2;[.$A48])" office:value-type="float" office:value="1.64637881728548">
            <text:p>1.6463788173</text:p>
          </table:table-cell>
          <table:table-cell table:formula="of:=TINV((1-[.D$1])*2;[.$A48])" office:value-type="float" office:value="1.7524669698493">
            <text:p>1.7524669698</text:p>
          </table:table-cell>
          <table:table-cell table:formula="of:=TINV((1-[.E$1])*2;[.$A48])" office:value-type="float" office:value="1.96233908082641">
            <text:p>1.9623390808</text:p>
          </table:table-cell>
          <table:table-cell table:formula="of:=TINV((1-[.F$1])*2;[.$A48])" office:value-type="float" office:value="2.05643138105746">
            <text:p>2.0564313811</text:p>
          </table:table-cell>
          <table:table-cell table:formula="of:=TINV((1-[.G$1])*2;[.$A48])" office:value-type="float" office:value="2.24478311501937">
            <text:p>2.244783115</text:p>
          </table:table-cell>
          <table:table-cell table:formula="of:=TINV((1-[.H$1])*2;[.$A48])" office:value-type="float" office:value="2.3300826747555">
            <text:p>2.3300826748</text:p>
          </table:table-cell>
          <table:table-cell table:formula="of:=TINV((1-[.I$1])*2;[.$A48])" office:value-type="float" office:value="2.58075469806595">
            <text:p>2.5807546981</text:p>
          </table:table-cell>
          <table:table-cell table:formula="of:=TINV((1-[.J$1])*2;[.$A48])" office:value-type="float" office:value="3.09840216391293">
            <text:p>3.0984021639</text:p>
          </table:table-cell>
          <table:table-cell table:formula="of:=TINV((1-[.K$1])*2;[.$A48])" office:value-type="float" office:value="3.30028264842394">
            <text:p>3.3002826484</text:p>
          </table:table-cell>
        </table:table-row>
      </table:table>
      <table:table table:name="confidenceNorm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6">
            <text:p>0.96</text:p>
          </table:table-cell>
          <table:table-cell office:value-type="float" office:value="0.975">
            <text:p>0.975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0.995">
            <text:p>0.995</text:p>
          </table:table-cell>
          <table:table-cell office:value-type="float" office:value="0.999">
            <text:p>0.999</text:p>
          </table:table-cell>
          <table:table-cell office:value-type="float" office:value="0.9995">
            <text:p>0.9995</text:p>
          </table:table-cell>
        </table:table-row>
        <table:table-row table:style-name="ro1">
          <table:table-cell table:formula="of:=NORMINV([.A1];0;1)" office:value-type="float" office:value="1.2815515655446">
            <text:p>1.2815515655</text:p>
          </table:table-cell>
          <table:table-cell table:formula="of:=NORMINV([.B1];0;1)" office:value-type="float" office:value="1.64485362695147">
            <text:p>1.644853627</text:p>
          </table:table-cell>
          <table:table-cell table:formula="of:=NORMINV([.C1];0;1)" office:value-type="float" office:value="1.75068607125217">
            <text:p>1.7506860713</text:p>
          </table:table-cell>
          <table:table-cell table:formula="of:=NORMINV([.D1];0;1)" office:value-type="float" office:value="1.95996398454005">
            <text:p>1.9599639845</text:p>
          </table:table-cell>
          <table:table-cell table:formula="of:=NORMINV([.E1];0;1)" office:value-type="float" office:value="2.05374891063182">
            <text:p>2.0537489106</text:p>
          </table:table-cell>
          <table:table-cell table:formula="of:=NORMINV([.F1];0;1)" office:value-type="float" office:value="2.32634787404084">
            <text:p>2.326347874</text:p>
          </table:table-cell>
          <table:table-cell table:formula="of:=NORMINV([.G1];0;1)" office:value-type="float" office:value="2.5758293035489">
            <text:p>2.5758293035</text:p>
          </table:table-cell>
          <table:table-cell table:formula="of:=NORMINV([.H1];0;1)" office:value-type="float" office:value="3.09023230616781">
            <text:p>3.0902323062</text:p>
          </table:table-cell>
          <table:table-cell table:formula="of:=NORMINV([.I1];0;1)" office:value-type="float" office:value="3.29052673149193">
            <text:p>3.2905267315</text:p>
          </table:table-cell>
        </table:table-row>
      </table:table>
      <table:table table:name="data" table:style-name="ta1" table:print="false">
        <table:table-column table:style-name="co2" table:number-columns-repeated="4" table:default-cell-style-name="Default"/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string">
            <text:p>mean</text:p>
          </table:table-cell>
          <table:table-cell table:formula="of:=AVERAGE(OFFSET([.$A$1];0;0;[.$D$1];1))" office:value-type="float" office:value="175.866666666667">
            <text:p>175.86666666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/>
          <table:table-cell office:value-type="string">
            <text:p>stdev</text:p>
          </table:table-cell>
          <table:table-cell table:formula="of:=STDEV(OFFSET([.$A$1];0;0;[.$D$1];1))" office:value-type="float" office:value="18.8125661109313">
            <text:p>18.812566110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/>
          <table:table-cell office:value-type="string">
            <text:p>variance</text:p>
          </table:table-cell>
          <table:table-cell table:formula="of:=VAR(OFFSET([.$A$1];0;0;[.$D$1];1))" office:value-type="float" office:value="353.912643678161">
            <text:p>353.912643678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string">
            <text:p>alpha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/>
          <table:table-cell office:value-type="string">
            <text:p>confidenceT</text:p>
          </table:table-cell>
          <table:table-cell table:formula="of:=TINV([.$D$5];[.$D$1]-1)*[.$D$3]/SQRT([.$D$1])" office:value-type="float" office:value="7.02472763398921">
            <text:p>7.02472763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/>
          <table:table-cell office:value-type="string">
            <text:p>confidenceNorm</text:p>
          </table:table-cell>
          <table:table-cell table:formula="of:=CONFIDENCE([.$D$5];[.$D$3];[.$D$1])" office:value-type="float" office:value="6.73186662279403">
            <text:p>6.731866622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12/20/2018</text:date>, <text:time>14:0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0:19:40.092319140</meta:creation-date>
    <dc:date>2018-12-20T14:08:00</dc:date>
    <meta:editing-duration>PT2H24M51S</meta:editing-duration>
    <meta:editing-cycles>7</meta:editing-cycles>
    <meta:generator>OpenOffice/4.1.6$Unix OpenOffice.org_project/416m1$Build-9790</meta:generator>
    <meta:document-statistic meta:table-count="4" meta:cell-count="638" meta:object-count="0"/>
  </office:meta>
</office:document-meta>
</file>